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26in"/>
    </style:style>
    <style:style style:name="co3" style:family="table-column">
      <style:table-column-properties fo:break-before="auto" style:column-width="1.272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25.03.202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K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SRR1164521</text:p>
          </table:table-cell>
          <table:table-cell office:value-type="string" calcext:value-type="string">
            <text:p>SRR869708</text:p>
          </table:table-cell>
          <table:table-cell office:value-type="string" calcext:value-type="string">
            <text:p>SRR869712</text:p>
          </table:table-cell>
          <table:table-cell office:value-type="string" calcext:value-type="string">
            <text:p>SRR869718</text:p>
          </table:table-cell>
          <table:table-cell office:value-type="string" calcext:value-type="string">
            <text:p>SRR869724</text:p>
          </table:table-cell>
          <table:table-cell office:value-type="string" calcext:value-type="string">
            <text:p>SRR869728</text:p>
          </table:table-cell>
          <table:table-cell office:value-type="string" calcext:value-type="string">
            <text:p>SRR869732</text:p>
          </table:table-cell>
          <table:table-cell office:value-type="string" calcext:value-type="string">
            <text:p>SRR869736</text:p>
          </table:table-cell>
          <table:table-cell office:value-type="string" calcext:value-type="string">
            <text:p>SRR869740</text:p>
          </table:table-cell>
          <table:table-cell office:value-type="string" calcext:value-type="string">
            <text:p>SRR869744</text:p>
          </table:table-cell>
          <table:table-cell office:value-type="string" calcext:value-type="string">
            <text:p>SRR869748</text:p>
          </table:table-cell>
          <table:table-cell office:value-type="string" calcext:value-type="string">
            <text:p>SRR869839</text:p>
          </table:table-cell>
          <table:table-cell office:value-type="string" calcext:value-type="string">
            <text:p>SRR869856</text:p>
          </table:table-cell>
          <table:table-cell office:value-type="string" calcext:value-type="string">
            <text:p>SRR869860</text:p>
          </table:table-cell>
          <table:table-cell office:value-type="string" calcext:value-type="string">
            <text:p>SRR869864</text:p>
          </table:table-cell>
          <table:table-cell office:value-type="string" calcext:value-type="string">
            <text:p>SRR869880</text:p>
          </table:table-cell>
          <table:table-cell office:value-type="string" calcext:value-type="string">
            <text:p>SRR869884</text:p>
          </table:table-cell>
          <table:table-cell office:value-type="string" calcext:value-type="string">
            <text:p>SRR869900</text:p>
          </table:table-cell>
          <table:table-cell office:value-type="string" calcext:value-type="string">
            <text:p>SRR869929</text:p>
          </table:table-cell>
          <table:table-cell office:value-type="string" calcext:value-type="string">
            <text:p>SRR869933</text:p>
          </table:table-cell>
          <table:table-cell office:value-type="string" calcext:value-type="string">
            <text:p>SRR869937</text:p>
          </table:table-cell>
          <table:table-cell office:value-type="string" calcext:value-type="string">
            <text:p>SRR869941</text:p>
          </table:table-cell>
          <table:table-cell office:value-type="string" calcext:value-type="string">
            <text:p>SRR869950</text:p>
          </table:table-cell>
          <table:table-cell office:value-type="string" calcext:value-type="string">
            <text:p>SRR869956</text:p>
          </table:table-cell>
          <table:table-cell office:value-type="string" calcext:value-type="string">
            <text:p>SRR869965</text:p>
          </table:table-cell>
          <table:table-cell office:value-type="string" calcext:value-type="string">
            <text:p>SRR869977</text:p>
          </table:table-cell>
          <table:table-cell office:value-type="string" calcext:value-type="string">
            <text:p>SRR869981</text:p>
          </table:table-cell>
          <table:table-cell office:value-type="string" calcext:value-type="string">
            <text:p>SRR869989</text:p>
          </table:table-cell>
          <table:table-cell office:value-type="string" calcext:value-type="string">
            <text:p>SRR869993</text:p>
          </table:table-cell>
          <table:table-cell office:value-type="string" calcext:value-type="string">
            <text:p>SRR870009</text:p>
          </table:table-cell>
          <table:table-cell office:value-type="string" calcext:value-type="string">
            <text:p>SRR870025</text:p>
          </table:table-cell>
          <table:table-cell office:value-type="string" calcext:value-type="string">
            <text:p>SRR870033</text:p>
          </table:table-cell>
          <table:table-cell office:value-type="string" calcext:value-type="string">
            <text:p>SRR870049</text:p>
          </table:table-cell>
          <table:table-cell office:value-type="string" calcext:value-type="string">
            <text:p>SRR870057</text:p>
          </table:table-cell>
          <table:table-cell office:value-type="string" calcext:value-type="string">
            <text:p>SRR870061</text:p>
          </table:table-cell>
          <table:table-cell office:value-type="string" calcext:value-type="string">
            <text:p>SRR870069</text:p>
          </table:table-cell>
          <table:table-cell office:value-type="string" calcext:value-type="string">
            <text:p>SRR870073</text:p>
          </table:table-cell>
          <table:table-cell office:value-type="string" calcext:value-type="string">
            <text:p>SRR870077</text:p>
          </table:table-cell>
          <table:table-cell office:value-type="string" calcext:value-type="string">
            <text:p>SRR870081</text:p>
          </table:table-cell>
          <table:table-cell office:value-type="string" calcext:value-type="string">
            <text:p>SRR870085</text:p>
          </table:table-cell>
          <table:table-cell office:value-type="string" calcext:value-type="string">
            <text:p>SRR870089</text:p>
          </table:table-cell>
          <table:table-cell office:value-type="string" calcext:value-type="string">
            <text:p>SRR870093</text:p>
          </table:table-cell>
          <table:table-cell office:value-type="string" calcext:value-type="string">
            <text:p>SRR870105</text:p>
          </table:table-cell>
          <table:table-cell office:value-type="string" calcext:value-type="string">
            <text:p>SRR870117</text:p>
          </table:table-cell>
          <table:table-cell office:value-type="string" calcext:value-type="string">
            <text:p>SRR870123</text:p>
          </table:table-cell>
          <table:table-cell office:value-type="string" calcext:value-type="string">
            <text:p>SRR870138</text:p>
          </table:table-cell>
          <table:table-cell office:value-type="string" calcext:value-type="string">
            <text:p>SRR870183</text:p>
          </table:table-cell>
          <table:table-cell office:value-type="string" calcext:value-type="string">
            <text:p>SRR870191</text:p>
          </table:table-cell>
          <table:table-cell office:value-type="string" calcext:value-type="string">
            <text:p>SRR870231</text:p>
          </table:table-cell>
        </table:table-row>
        <table:table-row table:style-name="ro2">
          <table:table-cell/>
          <table:table-cell office:value-type="string" calcext:value-type="string">
            <text:p>BEAF</text:p>
          </table:table-cell>
          <table:table-cell table:style-name="ce1" office:value-type="string" calcext:value-type="string">
            <text:p>H3K9me2</text:p>
          </table:table-cell>
          <table:table-cell table:style-name="ce1" office:value-type="string" calcext:value-type="string">
            <text:p>H3K27me3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U(HW)-HB</text:p>
          </table:table-cell>
          <table:table-cell table:style-name="ce1" office:value-type="string" calcext:value-type="string">
            <text:p>CP190-HB</text:p>
          </table:table-cell>
          <table:table-cell table:style-name="ce1" office:value-type="string" calcext:value-type="string">
            <text:p>Psc</text:p>
          </table:table-cell>
          <table:table-cell table:style-name="ce1" office:value-type="string" calcext:value-type="string">
            <text:p>GAF</text:p>
          </table:table-cell>
          <table:table-cell table:style-name="ce1" office:value-type="string" calcext:value-type="string">
            <text:p>H3K27Ac</text:p>
          </table:table-cell>
          <table:table-cell table:style-name="ce1" office:value-type="string" calcext:value-type="string">
            <text:p>H3K79Me1</text:p>
          </table:table-cell>
          <table:table-cell table:style-name="ce1" office:value-type="string" calcext:value-type="string">
            <text:p>H3K36me1</text:p>
          </table:table-cell>
          <table:table-cell table:style-name="ce1" office:value-type="string" calcext:value-type="string">
            <text:p>H4K16acM</text:p>
          </table:table-cell>
          <table:table-cell table:style-name="ce1" office:value-type="string" calcext:value-type="string">
            <text:p>H3K9me3</text:p>
          </table:table-cell>
          <table:table-cell table:style-name="ce1" office:value-type="string" calcext:value-type="string">
            <text:p>H3K9me2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3K79me2</text:p>
          </table:table-cell>
          <table:table-cell table:style-name="ce1" office:value-type="string" calcext:value-type="string">
            <text:p>H3K36me3</text:p>
          </table:table-cell>
          <table:table-cell table:style-name="ce1" office:value-type="string" calcext:value-type="string">
            <text:p>Chro_Chriz_WR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dMi</text:p>
          </table:table-cell>
          <table:table-cell table:style-name="ce1" office:value-type="string" calcext:value-type="string">
            <text:p>dRING</text:p>
          </table:table-cell>
          <table:table-cell table:style-name="ce1" office:value-type="string" calcext:value-type="string">
            <text:p>H2AV</text:p>
          </table:table-cell>
          <table:table-cell table:style-name="ce1" office:value-type="string" calcext:value-type="string">
            <text:p>H2B-ubiq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3K18Ac</text:p>
          </table:table-cell>
          <table:table-cell table:style-name="ce1" office:value-type="string" calcext:value-type="string">
            <text:p>H3K23ac</text:p>
          </table:table-cell>
          <table:table-cell table:style-name="ce1" office:value-type="string" calcext:value-type="string">
            <text:p>H3K9me1 </text:p>
          </table:table-cell>
          <table:table-cell table:style-name="ce1" office:value-type="string" calcext:value-type="string">
            <text:p>H3K27me2</text:p>
          </table:table-cell>
          <table:table-cell table:style-name="ce1" office:value-type="string" calcext:value-type="string">
            <text:p>H3K4me1</text:p>
          </table:table-cell>
          <table:table-cell table:style-name="ce1" office:value-type="string" calcext:value-type="string">
            <text:p>H3K4me3</text:p>
          </table:table-cell>
          <table:table-cell table:style-name="ce1" office:value-type="string" calcext:value-type="string">
            <text:p>H3K9acS10P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H4K20me1</text:p>
          </table:table-cell>
          <table:table-cell table:style-name="ce1" office:value-type="string" calcext:value-type="string">
            <text:p>HP1b</text:p>
          </table:table-cell>
          <table:table-cell table:style-name="ce1" office:value-type="string" calcext:value-type="string">
            <text:p>JHDM1</text:p>
          </table:table-cell>
          <table:table-cell table:style-name="ce1" office:value-type="string" calcext:value-type="string">
            <text:p>LSD1</text:p>
          </table:table-cell>
          <table:table-cell table:style-name="ce1" office:value-type="string" calcext:value-type="string">
            <text:p>MBD-R2</text:p>
          </table:table-cell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NURF301</text:p>
          </table:table-cell>
          <table:table-cell table:style-name="ce1" office:value-type="string" calcext:value-type="string">
            <text:p>POF</text:p>
          </table:table-cell>
          <table:table-cell table:style-name="ce1" office:value-type="string" calcext:value-type="string">
            <text:p>RNA_Pol_II</text:p>
          </table:table-cell>
          <table:table-cell table:style-name="ce1" office:value-type="string" calcext:value-type="string">
            <text:p>RPD3</text:p>
          </table:table-cell>
          <table:table-cell table:style-name="ce1" office:value-type="string" calcext:value-type="string">
            <text:p>ZW5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c</text:p>
          </table:table-cell>
          <table:table-cell table:style-name="ce1" office:value-type="string" calcext:value-type="string">
            <text:p>H3K79me3</text:p>
          </table:table-cell>
          <table:table-cell table:style-name="ce1" office:value-type="string" calcext:value-type="string">
            <text:p>H3K36me2</text:p>
          </table:table-cell>
        </table:table-row>
        <table:table-row table:style-name="ro1" table:number-rows-repeated="4">
          <table:table-cell table:number-columns-repeated="50"/>
        </table:table-row>
        <table:table-row table:style-name="ro1">
          <table:table-cell/>
          <table:table-cell office:value-type="string" calcext:value-type="string">
            <text:p>“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ame</text:p>
          </table:table-cell>
          <table:table-cell table:formula="of:=+COM.MICROSOFT.CONCAT([.$B$10];[.B5];[.$B$10])" office:value-type="string" office:string-value="“BEAF“" calcext:value-type="string">
            <text:p>“BEAF“</text:p>
          </table:table-cell>
          <table:table-cell table:formula="of:=+COM.MICROSOFT.CONCAT([.$B$10];[.C5];[.$B$10])" office:value-type="string" office:string-value="“H3K9me2“" calcext:value-type="string">
            <text:p>“H3K9me2“</text:p>
          </table:table-cell>
          <table:table-cell table:formula="of:=+COM.MICROSOFT.CONCAT([.$B$10];[.D5];[.$B$10])" office:value-type="string" office:string-value="“H3K27me3“" calcext:value-type="string">
            <text:p>“H3K27me3“</text:p>
          </table:table-cell>
          <table:table-cell table:formula="of:=+COM.MICROSOFT.CONCAT([.$B$10];[.E5];[.$B$10])" office:value-type="string" office:string-value="“HP1“" calcext:value-type="string">
            <text:p>“HP1“</text:p>
          </table:table-cell>
          <table:table-cell table:formula="of:=+COM.MICROSOFT.CONCAT([.$B$10];[.F5];[.$B$10])" office:value-type="string" office:string-value="“Pc“" calcext:value-type="string">
            <text:p>“Pc“</text:p>
          </table:table-cell>
          <table:table-cell table:formula="of:=+COM.MICROSOFT.CONCAT([.$B$10];[.G5];[.$B$10])" office:value-type="string" office:string-value="“SU(HW)-HB“" calcext:value-type="string">
            <text:p>“SU(HW)-HB“</text:p>
          </table:table-cell>
          <table:table-cell table:formula="of:=+COM.MICROSOFT.CONCAT([.$B$10];[.H5];[.$B$10])" office:value-type="string" office:string-value="“CP190-HB“" calcext:value-type="string">
            <text:p>“CP190-HB“</text:p>
          </table:table-cell>
          <table:table-cell table:formula="of:=+COM.MICROSOFT.CONCAT([.$B$10];[.I5];[.$B$10])" office:value-type="string" office:string-value="“Psc“" calcext:value-type="string">
            <text:p>“Psc“</text:p>
          </table:table-cell>
          <table:table-cell table:formula="of:=+COM.MICROSOFT.CONCAT([.$B$10];[.J5];[.$B$10])" office:value-type="string" office:string-value="“GAF“" calcext:value-type="string">
            <text:p>“GAF“</text:p>
          </table:table-cell>
          <table:table-cell table:formula="of:=+COM.MICROSOFT.CONCAT([.$B$10];[.K5];[.$B$10])" office:value-type="string" office:string-value="“H3K27Ac“" calcext:value-type="string">
            <text:p>“H3K27Ac“</text:p>
          </table:table-cell>
          <table:table-cell table:formula="of:=+COM.MICROSOFT.CONCAT([.$B$10];[.L5];[.$B$10])" office:value-type="string" office:string-value="“H3K79Me1“" calcext:value-type="string">
            <text:p>“H3K79Me1“</text:p>
          </table:table-cell>
          <table:table-cell table:formula="of:=+COM.MICROSOFT.CONCAT([.$B$10];[.M5];[.$B$10])" office:value-type="string" office:string-value="“H3K36me1“" calcext:value-type="string">
            <text:p>“H3K36me1“</text:p>
          </table:table-cell>
          <table:table-cell table:formula="of:=+COM.MICROSOFT.CONCAT([.$B$10];[.N5];[.$B$10])" office:value-type="string" office:string-value="“H4K16acM“" calcext:value-type="string">
            <text:p>“H4K16acM“</text:p>
          </table:table-cell>
          <table:table-cell table:formula="of:=+COM.MICROSOFT.CONCAT([.$B$10];[.O5];[.$B$10])" office:value-type="string" office:string-value="“H3K9me3“" calcext:value-type="string">
            <text:p>“H3K9me3“</text:p>
          </table:table-cell>
          <table:table-cell table:formula="of:=+COM.MICROSOFT.CONCAT([.$B$10];[.P5];[.$B$10])" office:value-type="string" office:string-value="“H3K9me2“" calcext:value-type="string">
            <text:p>“H3K9me2“</text:p>
          </table:table-cell>
          <table:table-cell table:formula="of:=+COM.MICROSOFT.CONCAT([.$B$10];[.Q5];[.$B$10])" office:value-type="string" office:string-value="“HP4“" calcext:value-type="string">
            <text:p>“HP4“</text:p>
          </table:table-cell>
          <table:table-cell table:formula="of:=+COM.MICROSOFT.CONCAT([.$B$10];[.R5];[.$B$10])" office:value-type="string" office:string-value="“H3K79me2“" calcext:value-type="string">
            <text:p>“H3K79me2“</text:p>
          </table:table-cell>
          <table:table-cell table:formula="of:=+COM.MICROSOFT.CONCAT([.$B$10];[.S5];[.$B$10])" office:value-type="string" office:string-value="“H3K36me3“" calcext:value-type="string">
            <text:p>“H3K36me3“</text:p>
          </table:table-cell>
          <table:table-cell table:formula="of:=+COM.MICROSOFT.CONCAT([.$B$10];[.T5];[.$B$10])" office:value-type="string" office:string-value="“Chro_Chriz_WR“" calcext:value-type="string">
            <text:p>“Chro_Chriz_WR“</text:p>
          </table:table-cell>
          <table:table-cell table:formula="of:=+COM.MICROSOFT.CONCAT([.$B$10];[.U5];[.$B$10])" office:value-type="string" office:string-value="“CTCF“" calcext:value-type="string">
            <text:p>“CTCF“</text:p>
          </table:table-cell>
          <table:table-cell table:formula="of:=+COM.MICROSOFT.CONCAT([.$B$10];[.V5];[.$B$10])" office:value-type="string" office:string-value="“dMi“" calcext:value-type="string">
            <text:p>“dMi“</text:p>
          </table:table-cell>
          <table:table-cell table:formula="of:=+COM.MICROSOFT.CONCAT([.$B$10];[.W5];[.$B$10])" office:value-type="string" office:string-value="“dRING“" calcext:value-type="string">
            <text:p>“dRING“</text:p>
          </table:table-cell>
          <table:table-cell table:formula="of:=+COM.MICROSOFT.CONCAT([.$B$10];[.X5];[.$B$10])" office:value-type="string" office:string-value="“H2AV“" calcext:value-type="string">
            <text:p>“H2AV“</text:p>
          </table:table-cell>
          <table:table-cell table:formula="of:=+COM.MICROSOFT.CONCAT([.$B$10];[.Y5];[.$B$10])" office:value-type="string" office:string-value="“H2B-ubiq“" calcext:value-type="string">
            <text:p>“H2B-ubiq“</text:p>
          </table:table-cell>
          <table:table-cell table:formula="of:=+COM.MICROSOFT.CONCAT([.$B$10];[.Z5];[.$B$10])" office:value-type="string" office:string-value="“H3“" calcext:value-type="string">
            <text:p>“H3“</text:p>
          </table:table-cell>
          <table:table-cell table:formula="of:=+COM.MICROSOFT.CONCAT([.$B$10];[.AA5];[.$B$10])" office:value-type="string" office:string-value="“H3K18Ac“" calcext:value-type="string">
            <text:p>“H3K18Ac“</text:p>
          </table:table-cell>
          <table:table-cell table:formula="of:=+COM.MICROSOFT.CONCAT([.$B$10];[.AB5];[.$B$10])" office:value-type="string" office:string-value="“H3K23ac“" calcext:value-type="string">
            <text:p>“H3K23ac“</text:p>
          </table:table-cell>
          <table:table-cell table:formula="of:=+COM.MICROSOFT.CONCAT([.$B$10];[.AC5];[.$B$10])" office:value-type="string" office:string-value="“H3K9me1 “" calcext:value-type="string">
            <text:p>“H3K9me1 “</text:p>
          </table:table-cell>
          <table:table-cell table:formula="of:=+COM.MICROSOFT.CONCAT([.$B$10];[.AD5];[.$B$10])" office:value-type="string" office:string-value="“H3K27me2“" calcext:value-type="string">
            <text:p>“H3K27me2“</text:p>
          </table:table-cell>
          <table:table-cell table:formula="of:=+COM.MICROSOFT.CONCAT([.$B$10];[.AE5];[.$B$10])" office:value-type="string" office:string-value="“H3K4me1“" calcext:value-type="string">
            <text:p>“H3K4me1“</text:p>
          </table:table-cell>
          <table:table-cell table:formula="of:=+COM.MICROSOFT.CONCAT([.$B$10];[.AF5];[.$B$10])" office:value-type="string" office:string-value="“H3K4me3“" calcext:value-type="string">
            <text:p>“H3K4me3“</text:p>
          </table:table-cell>
          <table:table-cell table:formula="of:=+COM.MICROSOFT.CONCAT([.$B$10];[.AG5];[.$B$10])" office:value-type="string" office:string-value="“H3K9acS10P“" calcext:value-type="string">
            <text:p>“H3K9acS10P“</text:p>
          </table:table-cell>
          <table:table-cell table:formula="of:=+COM.MICROSOFT.CONCAT([.$B$10];[.AH5];[.$B$10])" office:value-type="string" office:string-value="“H4“" calcext:value-type="string">
            <text:p>“H4“</text:p>
          </table:table-cell>
          <table:table-cell table:formula="of:=+COM.MICROSOFT.CONCAT([.$B$10];[.AI5];[.$B$10])" office:value-type="string" office:string-value="“H4K20me1“" calcext:value-type="string">
            <text:p>“H4K20me1“</text:p>
          </table:table-cell>
          <table:table-cell table:formula="of:=+COM.MICROSOFT.CONCAT([.$B$10];[.AJ5];[.$B$10])" office:value-type="string" office:string-value="“HP1b“" calcext:value-type="string">
            <text:p>“HP1b“</text:p>
          </table:table-cell>
          <table:table-cell table:formula="of:=+COM.MICROSOFT.CONCAT([.$B$10];[.AK5];[.$B$10])" office:value-type="string" office:string-value="“JHDM1“" calcext:value-type="string">
            <text:p>“JHDM1“</text:p>
          </table:table-cell>
          <table:table-cell table:formula="of:=+COM.MICROSOFT.CONCAT([.$B$10];[.AL5];[.$B$10])" office:value-type="string" office:string-value="“LSD1“" calcext:value-type="string">
            <text:p>“LSD1“</text:p>
          </table:table-cell>
          <table:table-cell table:formula="of:=+COM.MICROSOFT.CONCAT([.$B$10];[.AM5];[.$B$10])" office:value-type="string" office:string-value="“MBD-R2“" calcext:value-type="string">
            <text:p>“MBD-R2“</text:p>
          </table:table-cell>
          <table:table-cell table:formula="of:=+COM.MICROSOFT.CONCAT([.$B$10];[.AN5];[.$B$10])" office:value-type="string" office:string-value="“MOF“" calcext:value-type="string">
            <text:p>“MOF“</text:p>
          </table:table-cell>
          <table:table-cell table:formula="of:=+COM.MICROSOFT.CONCAT([.$B$10];[.AO5];[.$B$10])" office:value-type="string" office:string-value="“NURF301“" calcext:value-type="string">
            <text:p>“NURF301“</text:p>
          </table:table-cell>
          <table:table-cell table:formula="of:=+COM.MICROSOFT.CONCAT([.$B$10];[.AP5];[.$B$10])" office:value-type="string" office:string-value="“POF“" calcext:value-type="string">
            <text:p>“POF“</text:p>
          </table:table-cell>
          <table:table-cell table:formula="of:=+COM.MICROSOFT.CONCAT([.$B$10];[.AQ5];[.$B$10])" office:value-type="string" office:string-value="“RNA_Pol_II“" calcext:value-type="string">
            <text:p>“RNA_Pol_II“</text:p>
          </table:table-cell>
          <table:table-cell table:formula="of:=+COM.MICROSOFT.CONCAT([.$B$10];[.AR5];[.$B$10])" office:value-type="string" office:string-value="“RPD3“" calcext:value-type="string">
            <text:p>“RPD3“</text:p>
          </table:table-cell>
          <table:table-cell table:formula="of:=+COM.MICROSOFT.CONCAT([.$B$10];[.AS5];[.$B$10])" office:value-type="string" office:string-value="“ZW5“" calcext:value-type="string">
            <text:p>“ZW5“</text:p>
          </table:table-cell>
          <table:table-cell table:formula="of:=+COM.MICROSOFT.CONCAT([.$B$10];[.AT5];[.$B$10])" office:value-type="string" office:string-value="“H1“" calcext:value-type="string">
            <text:p>“H1“</text:p>
          </table:table-cell>
          <table:table-cell table:formula="of:=+COM.MICROSOFT.CONCAT([.$B$10];[.AU5];[.$B$10])" office:value-type="string" office:string-value="“HP2“" calcext:value-type="string">
            <text:p>“HP2“</text:p>
          </table:table-cell>
          <table:table-cell table:formula="of:=+COM.MICROSOFT.CONCAT([.$B$10];[.AV5];[.$B$10])" office:value-type="string" office:string-value="“HP1c“" calcext:value-type="string">
            <text:p>“HP1c“</text:p>
          </table:table-cell>
          <table:table-cell table:formula="of:=+COM.MICROSOFT.CONCAT([.$B$10];[.AW5];[.$B$10])" office:value-type="string" office:string-value="“H3K79me3“" calcext:value-type="string">
            <text:p>“H3K79me3“</text:p>
          </table:table-cell>
          <table:table-cell table:formula="of:=+COM.MICROSOFT.CONCAT([.$B$10];[.AX5];[.$B$10])" office:value-type="string" office:string-value="“H3K36me2“" calcext:value-type="string">
            <text:p>“H3K36me2“</text:p>
          </table:table-cell>
        </table:table-row>
        <table:table-row table:style-name="ro1">
          <table:table-cell office:value-type="string" calcext:value-type="string">
            <text:p>rep2</text:p>
          </table:table-cell>
          <table:table-cell table:formula="of:=+COM.MICROSOFT.CONCAT([.$B$10];[.B4];[.$B$10])" office:value-type="string" office:string-value="“SRR1164521“" calcext:value-type="string">
            <text:p>“SRR1164521“</text:p>
          </table:table-cell>
          <table:table-cell table:formula="of:=+COM.MICROSOFT.CONCAT([.$B$10];[.C4];[.$B$10])" office:value-type="string" office:string-value="“SRR869708“" calcext:value-type="string">
            <text:p>“SRR869708“</text:p>
          </table:table-cell>
          <table:table-cell table:formula="of:=+COM.MICROSOFT.CONCAT([.$B$10];[.D4];[.$B$10])" office:value-type="string" office:string-value="“SRR869712“" calcext:value-type="string">
            <text:p>“SRR869712“</text:p>
          </table:table-cell>
          <table:table-cell table:formula="of:=+COM.MICROSOFT.CONCAT([.$B$10];[.E4];[.$B$10])" office:value-type="string" office:string-value="“SRR869718“" calcext:value-type="string">
            <text:p>“SRR869718“</text:p>
          </table:table-cell>
          <table:table-cell table:formula="of:=+COM.MICROSOFT.CONCAT([.$B$10];[.F4];[.$B$10])" office:value-type="string" office:string-value="“SRR869724“" calcext:value-type="string">
            <text:p>“SRR869724“</text:p>
          </table:table-cell>
          <table:table-cell table:formula="of:=+COM.MICROSOFT.CONCAT([.$B$10];[.G4];[.$B$10])" office:value-type="string" office:string-value="“SRR869728“" calcext:value-type="string">
            <text:p>“SRR869728“</text:p>
          </table:table-cell>
          <table:table-cell table:formula="of:=+COM.MICROSOFT.CONCAT([.$B$10];[.H4];[.$B$10])" office:value-type="string" office:string-value="“SRR869732“" calcext:value-type="string">
            <text:p>“SRR869732“</text:p>
          </table:table-cell>
          <table:table-cell table:formula="of:=+COM.MICROSOFT.CONCAT([.$B$10];[.I4];[.$B$10])" office:value-type="string" office:string-value="“SRR869736“" calcext:value-type="string">
            <text:p>“SRR869736“</text:p>
          </table:table-cell>
          <table:table-cell table:formula="of:=+COM.MICROSOFT.CONCAT([.$B$10];[.J4];[.$B$10])" office:value-type="string" office:string-value="“SRR869740“" calcext:value-type="string">
            <text:p>“SRR869740“</text:p>
          </table:table-cell>
          <table:table-cell table:formula="of:=+COM.MICROSOFT.CONCAT([.$B$10];[.K4];[.$B$10])" office:value-type="string" office:string-value="“SRR869744“" calcext:value-type="string">
            <text:p>“SRR869744“</text:p>
          </table:table-cell>
          <table:table-cell table:formula="of:=+COM.MICROSOFT.CONCAT([.$B$10];[.L4];[.$B$10])" office:value-type="string" office:string-value="“SRR869748“" calcext:value-type="string">
            <text:p>“SRR869748“</text:p>
          </table:table-cell>
          <table:table-cell table:formula="of:=+COM.MICROSOFT.CONCAT([.$B$10];[.M4];[.$B$10])" office:value-type="string" office:string-value="“SRR869839“" calcext:value-type="string">
            <text:p>“SRR869839“</text:p>
          </table:table-cell>
          <table:table-cell table:formula="of:=+COM.MICROSOFT.CONCAT([.$B$10];[.N4];[.$B$10])" office:value-type="string" office:string-value="“SRR869856“" calcext:value-type="string">
            <text:p>“SRR869856“</text:p>
          </table:table-cell>
          <table:table-cell table:formula="of:=+COM.MICROSOFT.CONCAT([.$B$10];[.O4];[.$B$10])" office:value-type="string" office:string-value="“SRR869860“" calcext:value-type="string">
            <text:p>“SRR869860“</text:p>
          </table:table-cell>
          <table:table-cell table:formula="of:=+COM.MICROSOFT.CONCAT([.$B$10];[.P4];[.$B$10])" office:value-type="string" office:string-value="“SRR869864“" calcext:value-type="string">
            <text:p>“SRR869864“</text:p>
          </table:table-cell>
          <table:table-cell table:formula="of:=+COM.MICROSOFT.CONCAT([.$B$10];[.Q4];[.$B$10])" office:value-type="string" office:string-value="“SRR869880“" calcext:value-type="string">
            <text:p>“SRR869880“</text:p>
          </table:table-cell>
          <table:table-cell table:formula="of:=+COM.MICROSOFT.CONCAT([.$B$10];[.R4];[.$B$10])" office:value-type="string" office:string-value="“SRR869884“" calcext:value-type="string">
            <text:p>“SRR869884“</text:p>
          </table:table-cell>
          <table:table-cell table:formula="of:=+COM.MICROSOFT.CONCAT([.$B$10];[.S4];[.$B$10])" office:value-type="string" office:string-value="“SRR869900“" calcext:value-type="string">
            <text:p>“SRR869900“</text:p>
          </table:table-cell>
          <table:table-cell table:formula="of:=+COM.MICROSOFT.CONCAT([.$B$10];[.T4];[.$B$10])" office:value-type="string" office:string-value="“SRR869929“" calcext:value-type="string">
            <text:p>“SRR869929“</text:p>
          </table:table-cell>
          <table:table-cell table:formula="of:=+COM.MICROSOFT.CONCAT([.$B$10];[.U4];[.$B$10])" office:value-type="string" office:string-value="“SRR869933“" calcext:value-type="string">
            <text:p>“SRR869933“</text:p>
          </table:table-cell>
          <table:table-cell table:formula="of:=+COM.MICROSOFT.CONCAT([.$B$10];[.V4];[.$B$10])" office:value-type="string" office:string-value="“SRR869937“" calcext:value-type="string">
            <text:p>“SRR869937“</text:p>
          </table:table-cell>
          <table:table-cell table:formula="of:=+COM.MICROSOFT.CONCAT([.$B$10];[.W4];[.$B$10])" office:value-type="string" office:string-value="“SRR869941“" calcext:value-type="string">
            <text:p>“SRR869941“</text:p>
          </table:table-cell>
          <table:table-cell table:formula="of:=+COM.MICROSOFT.CONCAT([.$B$10];[.X4];[.$B$10])" office:value-type="string" office:string-value="“SRR869950“" calcext:value-type="string">
            <text:p>“SRR869950“</text:p>
          </table:table-cell>
          <table:table-cell table:formula="of:=+COM.MICROSOFT.CONCAT([.$B$10];[.Y4];[.$B$10])" office:value-type="string" office:string-value="“SRR869956“" calcext:value-type="string">
            <text:p>“SRR869956“</text:p>
          </table:table-cell>
          <table:table-cell table:formula="of:=+COM.MICROSOFT.CONCAT([.$B$10];[.Z4];[.$B$10])" office:value-type="string" office:string-value="“SRR869965“" calcext:value-type="string">
            <text:p>“SRR869965“</text:p>
          </table:table-cell>
          <table:table-cell table:formula="of:=+COM.MICROSOFT.CONCAT([.$B$10];[.AA4];[.$B$10])" office:value-type="string" office:string-value="“SRR869977“" calcext:value-type="string">
            <text:p>“SRR869977“</text:p>
          </table:table-cell>
          <table:table-cell table:formula="of:=+COM.MICROSOFT.CONCAT([.$B$10];[.AB4];[.$B$10])" office:value-type="string" office:string-value="“SRR869981“" calcext:value-type="string">
            <text:p>“SRR869981“</text:p>
          </table:table-cell>
          <table:table-cell table:formula="of:=+COM.MICROSOFT.CONCAT([.$B$10];[.AC4];[.$B$10])" office:value-type="string" office:string-value="“SRR869989“" calcext:value-type="string">
            <text:p>“SRR869989“</text:p>
          </table:table-cell>
          <table:table-cell table:formula="of:=+COM.MICROSOFT.CONCAT([.$B$10];[.AD4];[.$B$10])" office:value-type="string" office:string-value="“SRR869993“" calcext:value-type="string">
            <text:p>“SRR869993“</text:p>
          </table:table-cell>
          <table:table-cell table:formula="of:=+COM.MICROSOFT.CONCAT([.$B$10];[.AE4];[.$B$10])" office:value-type="string" office:string-value="“SRR870009“" calcext:value-type="string">
            <text:p>“SRR870009“</text:p>
          </table:table-cell>
          <table:table-cell table:formula="of:=+COM.MICROSOFT.CONCAT([.$B$10];[.AF4];[.$B$10])" office:value-type="string" office:string-value="“SRR870025“" calcext:value-type="string">
            <text:p>“SRR870025“</text:p>
          </table:table-cell>
          <table:table-cell table:formula="of:=+COM.MICROSOFT.CONCAT([.$B$10];[.AG4];[.$B$10])" office:value-type="string" office:string-value="“SRR870033“" calcext:value-type="string">
            <text:p>“SRR870033“</text:p>
          </table:table-cell>
          <table:table-cell table:formula="of:=+COM.MICROSOFT.CONCAT([.$B$10];[.AH4];[.$B$10])" office:value-type="string" office:string-value="“SRR870049“" calcext:value-type="string">
            <text:p>“SRR870049“</text:p>
          </table:table-cell>
          <table:table-cell table:formula="of:=+COM.MICROSOFT.CONCAT([.$B$10];[.AI4];[.$B$10])" office:value-type="string" office:string-value="“SRR870057“" calcext:value-type="string">
            <text:p>“SRR870057“</text:p>
          </table:table-cell>
          <table:table-cell table:formula="of:=+COM.MICROSOFT.CONCAT([.$B$10];[.AJ4];[.$B$10])" office:value-type="string" office:string-value="“SRR870061“" calcext:value-type="string">
            <text:p>“SRR870061“</text:p>
          </table:table-cell>
          <table:table-cell table:formula="of:=+COM.MICROSOFT.CONCAT([.$B$10];[.AK4];[.$B$10])" office:value-type="string" office:string-value="“SRR870069“" calcext:value-type="string">
            <text:p>“SRR870069“</text:p>
          </table:table-cell>
          <table:table-cell table:formula="of:=+COM.MICROSOFT.CONCAT([.$B$10];[.AL4];[.$B$10])" office:value-type="string" office:string-value="“SRR870073“" calcext:value-type="string">
            <text:p>“SRR870073“</text:p>
          </table:table-cell>
          <table:table-cell table:formula="of:=+COM.MICROSOFT.CONCAT([.$B$10];[.AM4];[.$B$10])" office:value-type="string" office:string-value="“SRR870077“" calcext:value-type="string">
            <text:p>“SRR870077“</text:p>
          </table:table-cell>
          <table:table-cell table:formula="of:=+COM.MICROSOFT.CONCAT([.$B$10];[.AN4];[.$B$10])" office:value-type="string" office:string-value="“SRR870081“" calcext:value-type="string">
            <text:p>“SRR870081“</text:p>
          </table:table-cell>
          <table:table-cell table:formula="of:=+COM.MICROSOFT.CONCAT([.$B$10];[.AO4];[.$B$10])" office:value-type="string" office:string-value="“SRR870085“" calcext:value-type="string">
            <text:p>“SRR870085“</text:p>
          </table:table-cell>
          <table:table-cell table:formula="of:=+COM.MICROSOFT.CONCAT([.$B$10];[.AP4];[.$B$10])" office:value-type="string" office:string-value="“SRR870089“" calcext:value-type="string">
            <text:p>“SRR870089“</text:p>
          </table:table-cell>
          <table:table-cell table:formula="of:=+COM.MICROSOFT.CONCAT([.$B$10];[.AQ4];[.$B$10])" office:value-type="string" office:string-value="“SRR870093“" calcext:value-type="string">
            <text:p>“SRR870093“</text:p>
          </table:table-cell>
          <table:table-cell table:formula="of:=+COM.MICROSOFT.CONCAT([.$B$10];[.AR4];[.$B$10])" office:value-type="string" office:string-value="“SRR870105“" calcext:value-type="string">
            <text:p>“SRR870105“</text:p>
          </table:table-cell>
          <table:table-cell table:formula="of:=+COM.MICROSOFT.CONCAT([.$B$10];[.AS4];[.$B$10])" office:value-type="string" office:string-value="“SRR870117“" calcext:value-type="string">
            <text:p>“SRR870117“</text:p>
          </table:table-cell>
          <table:table-cell table:formula="of:=+COM.MICROSOFT.CONCAT([.$B$10];[.AT4];[.$B$10])" office:value-type="string" office:string-value="“SRR870123“" calcext:value-type="string">
            <text:p>“SRR870123“</text:p>
          </table:table-cell>
          <table:table-cell table:formula="of:=+COM.MICROSOFT.CONCAT([.$B$10];[.AU4];[.$B$10])" office:value-type="string" office:string-value="“SRR870138“" calcext:value-type="string">
            <text:p>“SRR870138“</text:p>
          </table:table-cell>
          <table:table-cell table:formula="of:=+COM.MICROSOFT.CONCAT([.$B$10];[.AV4];[.$B$10])" office:value-type="string" office:string-value="“SRR870183“" calcext:value-type="string">
            <text:p>“SRR870183“</text:p>
          </table:table-cell>
          <table:table-cell table:formula="of:=+COM.MICROSOFT.CONCAT([.$B$10];[.AW4];[.$B$10])" office:value-type="string" office:string-value="“SRR870191“" calcext:value-type="string">
            <text:p>“SRR870191“</text:p>
          </table:table-cell>
          <table:table-cell table:formula="of:=+COM.MICROSOFT.CONCAT([.$B$10];[.AX4];[.$B$10])" office:value-type="string" office:string-value="“SRR870231“" calcext:value-type="string">
            <text:p>“SRR870231“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 table:number-columns-spanned="2" table:number-rows-spanned="1">
            <text:p>accession</text:p>
          </table:table-cell>
          <table:covered-table-cell table:style-name="ce5"/>
          <table:table-cell/>
          <table:table-cell table:style-name="ce6" office:value-type="string" calcext:value-type="string" table:number-columns-spanned="2" table:number-rows-spanned="1">
            <text:p>accession</text:p>
          </table:table-cell>
          <table:covered-table-cell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raw reads</text:p>
          </table:table-cell>
          <table:table-cell office:value-type="string" calcext:value-type="string">
            <text:p>peaks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raw reads</text:p>
          </table:table-cell>
          <table:table-cell office:value-type="string" calcext:value-type="string">
            <text:p>peak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EAF</text:p>
          </table:table-cell>
          <table:table-cell office:value-type="string" calcext:value-type="string">
            <text:p>SRR1164521</text:p>
          </table:table-cell>
          <table:table-cell table:formula="of:=+LOOKUP([.B5];[.$V$26:.$V$74];[.$W$26:.$W$74])" office:value-type="string" office:string-value="GSE51986" calcext:value-type="string">
            <text:p>GSE51986</text:p>
          </table:table-cell>
          <table:table-cell/>
          <table:table-cell office:value-type="string" calcext:value-type="string">
            <text:p>BEAF</text:p>
          </table:table-cell>
          <table:table-cell office:value-type="string" calcext:value-type="string">
            <text:p>SRR1164521</text:p>
          </table:table-cell>
          <table:table-cell table:style-name="ce3" table:formula="of:=+LOOKUP([.F5];[.$V$26:.$V$74];[.$W$26:.$W$74])" office:value-type="string" office:string-value="GSE51986" calcext:value-type="string">
            <text:p>GSE51986</text:p>
          </table:table-cell>
          <table:table-cell/>
          <table:table-cell office:value-type="string" calcext:value-type="string">
            <text:p>H3K9me1 </text:p>
          </table:table-cell>
          <table:table-cell office:value-type="string" calcext:value-type="string">
            <text:p>SRR869989</text:p>
          </table:table-cell>
          <table:table-cell table:style-name="ce3" table:formula="of:=+LOOKUP([.J5];[.$V$26:.$V$74];[.$W$26:.$W$74])" office:value-type="string" office:string-value="GSE47240" calcext:value-type="string">
            <text:p>GSE472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ro_Chriz_WR</text:p>
          </table:table-cell>
          <table:table-cell office:value-type="string" calcext:value-type="string">
            <text:p>SRR869929</text:p>
          </table:table-cell>
          <table:table-cell table:formula="of:=+LOOKUP([.B6];[.$V$26:.$V$74];[.$W$26:.$W$74])" office:value-type="string" office:string-value="GSE47263" calcext:value-type="string">
            <text:p>GSE47263</text:p>
          </table:table-cell>
          <table:table-cell/>
          <table:table-cell office:value-type="string" calcext:value-type="string">
            <text:p>Chro_Chriz_WR</text:p>
          </table:table-cell>
          <table:table-cell office:value-type="string" calcext:value-type="string">
            <text:p>SRR869929</text:p>
          </table:table-cell>
          <table:table-cell table:style-name="ce3" table:formula="of:=+LOOKUP([.F6];[.$V$26:.$V$74];[.$W$26:.$W$74])" office:value-type="string" office:string-value="GSE47263" calcext:value-type="string">
            <text:p>GSE47263</text:p>
          </table:table-cell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SRR869864</text:p>
          </table:table-cell>
          <table:table-cell office:value-type="string" calcext:value-type="string">
            <text:p>GSE472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P190-HB</text:p>
          </table:table-cell>
          <table:table-cell office:value-type="string" calcext:value-type="string">
            <text:p>SRR869732</text:p>
          </table:table-cell>
          <table:table-cell table:formula="of:=+LOOKUP([.B7];[.$V$26:.$V$74];[.$W$26:.$W$74])" office:value-type="string" office:string-value="GSE47234" calcext:value-type="string">
            <text:p>GSE47234</text:p>
          </table:table-cell>
          <table:table-cell/>
          <table:table-cell office:value-type="string" calcext:value-type="string">
            <text:p>CP190-HB</text:p>
          </table:table-cell>
          <table:table-cell office:value-type="string" calcext:value-type="string">
            <text:p>SRR869732</text:p>
          </table:table-cell>
          <table:table-cell table:style-name="ce3" table:formula="of:=+LOOKUP([.F7];[.$V$26:.$V$74];[.$W$26:.$W$74])" office:value-type="string" office:string-value="GSE47234" calcext:value-type="string">
            <text:p>GSE47234</text:p>
          </table:table-cell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SRR869860</text:p>
          </table:table-cell>
          <table:table-cell table:style-name="ce3" table:formula="of:=+LOOKUP([.J7];[.$V$26:.$V$74];[.$W$26:.$W$74])" office:value-type="string" office:string-value="GSE47246" calcext:value-type="string">
            <text:p>GSE472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TCF</text:p>
          </table:table-cell>
          <table:table-cell office:value-type="string" calcext:value-type="string">
            <text:p>SRR869933</text:p>
          </table:table-cell>
          <table:table-cell table:formula="of:=+LOOKUP([.B8];[.$V$26:.$V$74];[.$W$26:.$W$74])" office:value-type="string" office:string-value="GSE47264" calcext:value-type="string">
            <text:p>GSE47264</text:p>
          </table:table-cell>
          <table:table-cell/>
          <table:table-cell office:value-type="string" calcext:value-type="string">
            <text:p>CTCF</text:p>
          </table:table-cell>
          <table:table-cell office:value-type="string" calcext:value-type="string">
            <text:p>SRR869933</text:p>
          </table:table-cell>
          <table:table-cell table:style-name="ce3" table:formula="of:=+LOOKUP([.F8];[.$V$26:.$V$74];[.$W$26:.$W$74])" office:value-type="string" office:string-value="GSE47264" calcext:value-type="string">
            <text:p>GSE47264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SRR870049</text:p>
          </table:table-cell>
          <table:table-cell table:style-name="ce3" table:formula="of:=+LOOKUP([.J8];[.$V$26:.$V$74];[.$W$26:.$W$74])" office:value-type="string" office:string-value="GSE47291" calcext:value-type="string">
            <text:p>GSE472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Mi</text:p>
          </table:table-cell>
          <table:table-cell office:value-type="string" calcext:value-type="string">
            <text:p>SRR869937</text:p>
          </table:table-cell>
          <table:table-cell table:formula="of:=+LOOKUP([.B9];[.$V$26:.$V$74];[.$W$26:.$W$74])" office:value-type="string" office:string-value="GSE47265" calcext:value-type="string">
            <text:p>GSE47265</text:p>
          </table:table-cell>
          <table:table-cell/>
          <table:table-cell office:value-type="string" calcext:value-type="string">
            <text:p>dMi</text:p>
          </table:table-cell>
          <table:table-cell office:value-type="string" calcext:value-type="string">
            <text:p>SRR869937</text:p>
          </table:table-cell>
          <table:table-cell table:style-name="ce3" table:formula="of:=+LOOKUP([.F9];[.$V$26:.$V$74];[.$W$26:.$W$74])" office:value-type="string" office:string-value="GSE47265" calcext:value-type="string">
            <text:p>GSE47265</text:p>
          </table:table-cell>
          <table:table-cell/>
          <table:table-cell office:value-type="string" calcext:value-type="string">
            <text:p>H4K16acM</text:p>
          </table:table-cell>
          <table:table-cell office:value-type="string" calcext:value-type="string">
            <text:p>SRR869856</text:p>
          </table:table-cell>
          <table:table-cell table:style-name="ce3" table:formula="of:=+LOOKUP([.J9];[.$V$26:.$V$74];[.$W$26:.$W$74])" office:value-type="string" office:string-value="GSE47245" calcext:value-type="string">
            <text:p>GSE472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RING</text:p>
          </table:table-cell>
          <table:table-cell office:value-type="string" calcext:value-type="string">
            <text:p>SRR869941</text:p>
          </table:table-cell>
          <table:table-cell table:formula="of:=+LOOKUP([.B10];[.$V$26:.$V$74];[.$W$26:.$W$74])" office:value-type="string" office:string-value="GSE47266" calcext:value-type="string">
            <text:p>GSE47266</text:p>
          </table:table-cell>
          <table:table-cell/>
          <table:table-cell office:value-type="string" calcext:value-type="string">
            <text:p>dRING</text:p>
          </table:table-cell>
          <table:table-cell office:value-type="string" calcext:value-type="string">
            <text:p>SRR869941</text:p>
          </table:table-cell>
          <table:table-cell table:style-name="ce3" table:formula="of:=+LOOKUP([.F10];[.$V$26:.$V$74];[.$W$26:.$W$74])" office:value-type="string" office:string-value="GSE47266" calcext:value-type="string">
            <text:p>GSE47266</text:p>
          </table:table-cell>
          <table:table-cell/>
          <table:table-cell office:value-type="string" calcext:value-type="string">
            <text:p>H4K20me1</text:p>
          </table:table-cell>
          <table:table-cell office:value-type="string" calcext:value-type="string">
            <text:p>SRR870057</text:p>
          </table:table-cell>
          <table:table-cell table:style-name="ce3" table:formula="of:=+LOOKUP([.J10];[.$V$26:.$V$74];[.$W$26:.$W$74])" office:value-type="string" office:string-value="GSE47293" calcext:value-type="string">
            <text:p>GSE472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AF</text:p>
          </table:table-cell>
          <table:table-cell office:value-type="string" calcext:value-type="string">
            <text:p>SRR869740</text:p>
          </table:table-cell>
          <table:table-cell table:formula="of:=+LOOKUP([.B11];[.$V$26:.$V$74];[.$W$26:.$W$74])" office:value-type="string" office:string-value="GSE47236" calcext:value-type="string">
            <text:p>GSE47236</text:p>
          </table:table-cell>
          <table:table-cell/>
          <table:table-cell office:value-type="string" calcext:value-type="string">
            <text:p>GAF</text:p>
          </table:table-cell>
          <table:table-cell office:value-type="string" calcext:value-type="string">
            <text:p>SRR869740</text:p>
          </table:table-cell>
          <table:table-cell table:style-name="ce3" table:formula="of:=+LOOKUP([.F11];[.$V$26:.$V$74];[.$W$26:.$W$74])" office:value-type="string" office:string-value="GSE47236" calcext:value-type="string">
            <text:p>GSE47236</text:p>
          </table:table-cell>
          <table:table-cell/>
          <table:table-cell office:value-type="string" calcext:value-type="string">
            <text:p>HP1</text:p>
          </table:table-cell>
          <table:table-cell office:value-type="string" calcext:value-type="string">
            <text:p>SRR869718</text:p>
          </table:table-cell>
          <table:table-cell table:style-name="ce3" table:formula="of:=+LOOKUP([.J11];[.$V$26:.$V$74];[.$W$26:.$W$74])" office:value-type="string" office:string-value="GSE47231" calcext:value-type="string">
            <text:p>GSE472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SRR870123</text:p>
          </table:table-cell>
          <table:table-cell table:formula="of:=+LOOKUP([.B12];[.$V$26:.$V$74];[.$W$26:.$W$74])" office:value-type="string" office:string-value="GSE47309" calcext:value-type="string">
            <text:p>GSE47309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SRR870123</text:p>
          </table:table-cell>
          <table:table-cell table:style-name="ce3" table:formula="of:=+LOOKUP([.F12];[.$V$26:.$V$74];[.$W$26:.$W$74])" office:value-type="string" office:string-value="GSE47309" calcext:value-type="string">
            <text:p>GSE47309</text:p>
          </table:table-cell>
          <table:table-cell/>
          <table:table-cell office:value-type="string" calcext:value-type="string">
            <text:p>HP1b</text:p>
          </table:table-cell>
          <table:table-cell office:value-type="string" calcext:value-type="string">
            <text:p>SRR870061</text:p>
          </table:table-cell>
          <table:table-cell table:style-name="ce3" table:formula="of:=+LOOKUP([.J12];[.$V$26:.$V$74];[.$W$26:.$W$74])" office:value-type="string" office:string-value="GSE47294" calcext:value-type="string">
            <text:p>GSE472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2AV</text:p>
          </table:table-cell>
          <table:table-cell office:value-type="string" calcext:value-type="string">
            <text:p>SRR869950</text:p>
          </table:table-cell>
          <table:table-cell table:formula="of:=+LOOKUP([.B13];[.$V$26:.$V$74];[.$W$26:.$W$74])" office:value-type="string" office:string-value="GSE47268" calcext:value-type="string">
            <text:p>GSE47268</text:p>
          </table:table-cell>
          <table:table-cell/>
          <table:table-cell office:value-type="string" calcext:value-type="string">
            <text:p>H2AV</text:p>
          </table:table-cell>
          <table:table-cell office:value-type="string" calcext:value-type="string">
            <text:p>SRR869950</text:p>
          </table:table-cell>
          <table:table-cell table:style-name="ce3" table:formula="of:=+LOOKUP([.F13];[.$V$26:.$V$74];[.$W$26:.$W$74])" office:value-type="string" office:string-value="GSE47268" calcext:value-type="string">
            <text:p>GSE47268</text:p>
          </table:table-cell>
          <table:table-cell/>
          <table:table-cell office:value-type="string" calcext:value-type="string">
            <text:p>HP1c</text:p>
          </table:table-cell>
          <table:table-cell office:value-type="string" calcext:value-type="string">
            <text:p>SRR870183</text:p>
          </table:table-cell>
          <table:table-cell table:style-name="ce3" table:formula="of:=+LOOKUP([.J13];[.$V$26:.$V$74];[.$W$26:.$W$74])" office:value-type="string" office:string-value="GSE47323" calcext:value-type="string">
            <text:p>GSE473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2B-ubiq</text:p>
          </table:table-cell>
          <table:table-cell office:value-type="string" calcext:value-type="string">
            <text:p>SRR869956</text:p>
          </table:table-cell>
          <table:table-cell table:formula="of:=+LOOKUP([.B14];[.$V$26:.$V$74];[.$W$26:.$W$74])" office:value-type="string" office:string-value="GSE47269" calcext:value-type="string">
            <text:p>GSE47269</text:p>
          </table:table-cell>
          <table:table-cell/>
          <table:table-cell office:value-type="string" calcext:value-type="string">
            <text:p>H2B-ubiq</text:p>
          </table:table-cell>
          <table:table-cell office:value-type="string" calcext:value-type="string">
            <text:p>SRR869956</text:p>
          </table:table-cell>
          <table:table-cell table:style-name="ce3" table:formula="of:=+LOOKUP([.F14];[.$V$26:.$V$74];[.$W$26:.$W$74])" office:value-type="string" office:string-value="GSE47269" calcext:value-type="string">
            <text:p>GSE47269</text:p>
          </table:table-cell>
          <table:table-cell/>
          <table:table-cell office:value-type="string" calcext:value-type="string">
            <text:p>HP2</text:p>
          </table:table-cell>
          <table:table-cell office:value-type="string" calcext:value-type="string">
            <text:p>SRR870138</text:p>
          </table:table-cell>
          <table:table-cell table:style-name="ce3" table:formula="of:=+LOOKUP([.J14];[.$V$26:.$V$74];[.$W$26:.$W$74])" office:value-type="string" office:string-value="GSE47312" calcext:value-type="string">
            <text:p>GSE473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SRR869965</text:p>
          </table:table-cell>
          <table:table-cell table:formula="of:=+LOOKUP([.B15];[.$V$26:.$V$74];[.$W$26:.$W$74])" office:value-type="string" office:string-value="GSE47271" calcext:value-type="string">
            <text:p>GSE47271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SRR869965</text:p>
          </table:table-cell>
          <table:table-cell table:style-name="ce3" table:formula="of:=+LOOKUP([.F15];[.$V$26:.$V$74];[.$W$26:.$W$74])" office:value-type="string" office:string-value="GSE47271" calcext:value-type="string">
            <text:p>GSE47271</text:p>
          </table:table-cell>
          <table:table-cell/>
          <table:table-cell office:value-type="string" calcext:value-type="string">
            <text:p>HP4</text:p>
          </table:table-cell>
          <table:table-cell office:value-type="string" calcext:value-type="string">
            <text:p>SRR869880</text:p>
          </table:table-cell>
          <table:table-cell table:style-name="ce3" table:formula="of:=+LOOKUP([.J15];[.$V$26:.$V$74];[.$W$26:.$W$74])" office:value-type="string" office:string-value="GSE47251" calcext:value-type="string">
            <text:p>GSE472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18Ac</text:p>
          </table:table-cell>
          <table:table-cell office:value-type="string" calcext:value-type="string">
            <text:p>SRR869977</text:p>
          </table:table-cell>
          <table:table-cell table:formula="of:=+LOOKUP([.B16];[.$V$26:.$V$74];[.$W$26:.$W$74])" office:value-type="string" office:string-value="GSE47274" calcext:value-type="string">
            <text:p>GSE47274</text:p>
          </table:table-cell>
          <table:table-cell/>
          <table:table-cell office:value-type="string" calcext:value-type="string">
            <text:p>H3K18Ac</text:p>
          </table:table-cell>
          <table:table-cell office:value-type="string" calcext:value-type="string">
            <text:p>SRR869977</text:p>
          </table:table-cell>
          <table:table-cell table:style-name="ce3" table:formula="of:=+LOOKUP([.F16];[.$V$26:.$V$74];[.$W$26:.$W$74])" office:value-type="string" office:string-value="GSE47274" calcext:value-type="string">
            <text:p>GSE47274</text:p>
          </table:table-cell>
          <table:table-cell/>
          <table:table-cell office:value-type="string" calcext:value-type="string">
            <text:p>JHDM1</text:p>
          </table:table-cell>
          <table:table-cell office:value-type="string" calcext:value-type="string">
            <text:p>SRR870069</text:p>
          </table:table-cell>
          <table:table-cell table:style-name="ce3" table:formula="of:=+LOOKUP([.J16];[.$V$26:.$V$74];[.$W$26:.$W$74])" office:value-type="string" office:string-value="GSE47296" calcext:value-type="string">
            <text:p>GSE472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23ac</text:p>
          </table:table-cell>
          <table:table-cell office:value-type="string" calcext:value-type="string">
            <text:p>SRR869981</text:p>
          </table:table-cell>
          <table:table-cell table:formula="of:=+LOOKUP([.B17];[.$V$26:.$V$74];[.$W$26:.$W$74])" office:value-type="string" office:string-value="GSE47275" calcext:value-type="string">
            <text:p>GSE47275</text:p>
          </table:table-cell>
          <table:table-cell/>
          <table:table-cell office:value-type="string" calcext:value-type="string">
            <text:p>H3K23ac</text:p>
          </table:table-cell>
          <table:table-cell office:value-type="string" calcext:value-type="string">
            <text:p>SRR869981</text:p>
          </table:table-cell>
          <table:table-cell table:style-name="ce3" table:formula="of:=+LOOKUP([.F17];[.$V$26:.$V$74];[.$W$26:.$W$74])" office:value-type="string" office:string-value="GSE47275" calcext:value-type="string">
            <text:p>GSE47275</text:p>
          </table:table-cell>
          <table:table-cell/>
          <table:table-cell office:value-type="string" calcext:value-type="string">
            <text:p>LSD1</text:p>
          </table:table-cell>
          <table:table-cell office:value-type="string" calcext:value-type="string">
            <text:p>SRR870073</text:p>
          </table:table-cell>
          <table:table-cell table:style-name="ce3" table:formula="of:=+LOOKUP([.J17];[.$V$26:.$V$74];[.$W$26:.$W$74])" office:value-type="string" office:string-value="GSE47297" calcext:value-type="string">
            <text:p>GSE472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27Ac</text:p>
          </table:table-cell>
          <table:table-cell office:value-type="string" calcext:value-type="string">
            <text:p>SRR869744</text:p>
          </table:table-cell>
          <table:table-cell table:formula="of:=+LOOKUP([.B18];[.$V$26:.$V$74];[.$W$26:.$W$74])" office:value-type="string" office:string-value="GSE47237" calcext:value-type="string">
            <text:p>GSE47237</text:p>
          </table:table-cell>
          <table:table-cell/>
          <table:table-cell office:value-type="string" calcext:value-type="string">
            <text:p>H3K27Ac</text:p>
          </table:table-cell>
          <table:table-cell office:value-type="string" calcext:value-type="string">
            <text:p>SRR869744</text:p>
          </table:table-cell>
          <table:table-cell table:style-name="ce3" table:formula="of:=+LOOKUP([.F18];[.$V$26:.$V$74];[.$W$26:.$W$74])" office:value-type="string" office:string-value="GSE47237" calcext:value-type="string">
            <text:p>GSE47237</text:p>
          </table:table-cell>
          <table:table-cell/>
          <table:table-cell office:value-type="string" calcext:value-type="string">
            <text:p>MBD-R2</text:p>
          </table:table-cell>
          <table:table-cell office:value-type="string" calcext:value-type="string">
            <text:p>SRR870077</text:p>
          </table:table-cell>
          <table:table-cell table:style-name="ce3" table:formula="of:=+LOOKUP([.J18];[.$V$26:.$V$74];[.$W$26:.$W$74])" office:value-type="string" office:string-value="GSE47298" calcext:value-type="string">
            <text:p>GSE472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SRR869993</text:p>
          </table:table-cell>
          <table:table-cell table:formula="of:=+LOOKUP([.B19];[.$V$26:.$V$74];[.$W$26:.$W$74])" office:value-type="string" office:string-value="GSE47277" calcext:value-type="string">
            <text:p>GSE47277</text:p>
          </table:table-cell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SRR869993</text:p>
          </table:table-cell>
          <table:table-cell table:style-name="ce3" table:formula="of:=+LOOKUP([.F19];[.$V$26:.$V$74];[.$W$26:.$W$74])" office:value-type="string" office:string-value="GSE47277" calcext:value-type="string">
            <text:p>GSE47277</text:p>
          </table:table-cell>
          <table:table-cell/>
          <table:table-cell office:value-type="string" calcext:value-type="string">
            <text:p>MOF</text:p>
          </table:table-cell>
          <table:table-cell office:value-type="string" calcext:value-type="string">
            <text:p>SRR870081</text:p>
          </table:table-cell>
          <table:table-cell table:style-name="ce3" table:formula="of:=+LOOKUP([.J19];[.$V$26:.$V$74];[.$W$26:.$W$74])" office:value-type="string" office:string-value="GSE47299" calcext:value-type="string">
            <text:p>GSE472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SRR869712</text:p>
          </table:table-cell>
          <table:table-cell table:formula="of:=+LOOKUP([.B20];[.$V$26:.$V$74];[.$W$26:.$W$74])" office:value-type="string" office:string-value="GSE47230" calcext:value-type="string">
            <text:p>GSE47230</text:p>
          </table:table-cell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SRR869712</text:p>
          </table:table-cell>
          <table:table-cell table:style-name="ce3" table:formula="of:=+LOOKUP([.F20];[.$V$26:.$V$74];[.$W$26:.$W$74])" office:value-type="string" office:string-value="GSE47230" calcext:value-type="string">
            <text:p>GSE47230</text:p>
          </table:table-cell>
          <table:table-cell/>
          <table:table-cell office:value-type="string" calcext:value-type="string">
            <text:p>NURF301</text:p>
          </table:table-cell>
          <table:table-cell office:value-type="string" calcext:value-type="string">
            <text:p>SRR870085</text:p>
          </table:table-cell>
          <table:table-cell table:style-name="ce3" table:formula="of:=+LOOKUP([.J20];[.$V$26:.$V$74];[.$W$26:.$W$74])" office:value-type="string" office:string-value="GSE47300" calcext:value-type="string">
            <text:p>GSE473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36me1</text:p>
          </table:table-cell>
          <table:table-cell office:value-type="string" calcext:value-type="string">
            <text:p>SRR869839</text:p>
          </table:table-cell>
          <table:table-cell table:formula="of:=+LOOKUP([.B21];[.$V$26:.$V$74];[.$W$26:.$W$74])" office:value-type="string" office:string-value="GSE47241" calcext:value-type="string">
            <text:p>GSE47241</text:p>
          </table:table-cell>
          <table:table-cell/>
          <table:table-cell office:value-type="string" calcext:value-type="string">
            <text:p>H3K36me1</text:p>
          </table:table-cell>
          <table:table-cell office:value-type="string" calcext:value-type="string">
            <text:p>SRR869839</text:p>
          </table:table-cell>
          <table:table-cell table:style-name="ce3" table:formula="of:=+LOOKUP([.F21];[.$V$26:.$V$74];[.$W$26:.$W$74])" office:value-type="string" office:string-value="GSE47241" calcext:value-type="string">
            <text:p>GSE4724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RR869724</text:p>
          </table:table-cell>
          <table:table-cell table:style-name="ce3" table:formula="of:=+LOOKUP([.J21];[.$V$26:.$V$74];[.$W$26:.$W$74])" office:value-type="string" office:string-value="GSE47232" calcext:value-type="string">
            <text:p>GSE472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SRR870231</text:p>
          </table:table-cell>
          <table:table-cell table:formula="of:=+LOOKUP([.B22];[.$V$26:.$V$74];[.$W$26:.$W$74])" office:value-type="string" office:string-value="GSE47335" calcext:value-type="string">
            <text:p>GSE47335</text:p>
          </table:table-cell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SRR870231</text:p>
          </table:table-cell>
          <table:table-cell table:style-name="ce3" table:formula="of:=+LOOKUP([.F22];[.$V$26:.$V$74];[.$W$26:.$W$74])" office:value-type="string" office:string-value="GSE47335" calcext:value-type="string">
            <text:p>GSE47335</text:p>
          </table:table-cell>
          <table:table-cell/>
          <table:table-cell office:value-type="string" calcext:value-type="string">
            <text:p>POF</text:p>
          </table:table-cell>
          <table:table-cell office:value-type="string" calcext:value-type="string">
            <text:p>SRR870089</text:p>
          </table:table-cell>
          <table:table-cell table:style-name="ce3" table:formula="of:=+LOOKUP([.J22];[.$V$26:.$V$74];[.$W$26:.$W$74])" office:value-type="string" office:string-value="GSE47301" calcext:value-type="string">
            <text:p>GSE473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36me3</text:p>
          </table:table-cell>
          <table:table-cell office:value-type="string" calcext:value-type="string">
            <text:p>SRR869900</text:p>
          </table:table-cell>
          <table:table-cell table:formula="of:=+LOOKUP([.B23];[.$V$26:.$V$74];[.$W$26:.$W$74])" office:value-type="string" office:string-value="GSE47256" calcext:value-type="string">
            <text:p>GSE47256</text:p>
          </table:table-cell>
          <table:table-cell/>
          <table:table-cell office:value-type="string" calcext:value-type="string">
            <text:p>H3K36me3</text:p>
          </table:table-cell>
          <table:table-cell office:value-type="string" calcext:value-type="string">
            <text:p>SRR869900</text:p>
          </table:table-cell>
          <table:table-cell table:style-name="ce3" table:formula="of:=+LOOKUP([.F23];[.$V$26:.$V$74];[.$W$26:.$W$74])" office:value-type="string" office:string-value="GSE47256" calcext:value-type="string">
            <text:p>GSE47256</text:p>
          </table:table-cell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SRR869736</text:p>
          </table:table-cell>
          <table:table-cell table:style-name="ce3" table:formula="of:=+LOOKUP([.J23];[.$V$26:.$V$74];[.$W$26:.$W$74])" office:value-type="string" office:string-value="GSE47235" calcext:value-type="string">
            <text:p>GSE472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4me1</text:p>
          </table:table-cell>
          <table:table-cell office:value-type="string" calcext:value-type="string">
            <text:p>SRR870009</text:p>
          </table:table-cell>
          <table:table-cell table:formula="of:=+LOOKUP([.B24];[.$V$26:.$V$74];[.$W$26:.$W$74])" office:value-type="string" office:string-value="GSE47281" calcext:value-type="string">
            <text:p>GSE47281</text:p>
          </table:table-cell>
          <table:table-cell/>
          <table:table-cell office:value-type="string" calcext:value-type="string">
            <text:p>H3K4me1</text:p>
          </table:table-cell>
          <table:table-cell office:value-type="string" calcext:value-type="string">
            <text:p>SRR870009</text:p>
          </table:table-cell>
          <table:table-cell table:style-name="ce3" table:formula="of:=+LOOKUP([.F24];[.$V$26:.$V$74];[.$W$26:.$W$74])" office:value-type="string" office:string-value="GSE47281" calcext:value-type="string">
            <text:p>GSE47281</text:p>
          </table:table-cell>
          <table:table-cell/>
          <table:table-cell office:value-type="string" calcext:value-type="string">
            <text:p>RNA_Pol_II</text:p>
          </table:table-cell>
          <table:table-cell office:value-type="string" calcext:value-type="string">
            <text:p>SRR870093</text:p>
          </table:table-cell>
          <table:table-cell table:style-name="ce3" table:formula="of:=+LOOKUP([.J24];[.$V$26:.$V$74];[.$W$26:.$W$74])" office:value-type="string" office:string-value="GSE47302" calcext:value-type="string">
            <text:p>GSE473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SRR870025</text:p>
          </table:table-cell>
          <table:table-cell table:formula="of:=+LOOKUP([.B25];[.$V$26:.$V$74];[.$W$26:.$W$74])" office:value-type="string" office:string-value="GSE47285" calcext:value-type="string">
            <text:p>GSE47285</text:p>
          </table:table-cell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SRR870025</text:p>
          </table:table-cell>
          <table:table-cell table:style-name="ce3" table:formula="of:=+LOOKUP([.F25];[.$V$26:.$V$74];[.$W$26:.$W$74])" office:value-type="string" office:string-value="GSE47285" calcext:value-type="string">
            <text:p>GSE47285</text:p>
          </table:table-cell>
          <table:table-cell/>
          <table:table-cell office:value-type="string" calcext:value-type="string">
            <text:p>RPD3</text:p>
          </table:table-cell>
          <table:table-cell office:value-type="string" calcext:value-type="string">
            <text:p>SRR870105</text:p>
          </table:table-cell>
          <table:table-cell table:style-name="ce3" table:formula="of:=+LOOKUP([.J25];[.$V$26:.$V$74];[.$W$26:.$W$74])" office:value-type="string" office:string-value="GSE47305" calcext:value-type="string">
            <text:p>GSE473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K79Me1</text:p>
          </table:table-cell>
          <table:table-cell office:value-type="string" calcext:value-type="string">
            <text:p>SRR869748</text:p>
          </table:table-cell>
          <table:table-cell table:formula="of:=+LOOKUP([.B26];[.$V$26:.$V$74];[.$W$26:.$W$74])" office:value-type="string" office:string-value="GSE47239" calcext:value-type="string">
            <text:p>GSE47239</text:p>
          </table:table-cell>
          <table:table-cell/>
          <table:table-cell office:value-type="string" calcext:value-type="string">
            <text:p>H3K79Me1</text:p>
          </table:table-cell>
          <table:table-cell office:value-type="string" calcext:value-type="string">
            <text:p>SRR869748</text:p>
          </table:table-cell>
          <table:table-cell table:style-name="ce3" table:formula="of:=+LOOKUP([.F26];[.$V$26:.$V$74];[.$W$26:.$W$74])" office:value-type="string" office:string-value="GSE47239" calcext:value-type="string">
            <text:p>GSE47239</text:p>
          </table:table-cell>
          <table:table-cell/>
          <table:table-cell office:value-type="string" calcext:value-type="string">
            <text:p>SU(HW)-HB</text:p>
          </table:table-cell>
          <table:table-cell office:value-type="string" calcext:value-type="string">
            <text:p>SRR869728</text:p>
          </table:table-cell>
          <table:table-cell table:style-name="ce3" table:formula="of:=+LOOKUP([.J26];[.$V$26:.$V$74];[.$W$26:.$W$74])" office:value-type="string" office:string-value="GSE47233" calcext:value-type="string">
            <text:p>GSE47233</text:p>
          </table:table-cell>
          <table:table-cell/>
          <table:table-cell table:formula="of:=MID([.Q26];2;[.T26]-2)" office:value-type="string" office:string-value="BEAF" calcext:value-type="string">
            <text:p>BEAF</text:p>
          </table:table-cell>
          <table:table-cell table:formula="of:=+RIGHT([.Q26];8)" office:value-type="string" office:string-value="GSE51986" calcext:value-type="string">
            <text:p>GSE51986</text:p>
          </table:table-cell>
          <table:table-cell/>
          <table:table-cell office:value-type="string" calcext:value-type="string">
            <text:p>#BEAF GSE51986</text:p>
          </table:table-cell>
          <table:table-cell table:number-columns-repeated="2"/>
          <table:table-cell table:formula="of:=+FIND(&quot; &quot;;[.Q26])" office:value-type="float" office:value="6" calcext:value-type="float">
            <text:p>6</text:p>
          </table:table-cell>
          <table:table-cell/>
          <table:table-cell office:value-type="string" calcext:value-type="string">
            <text:p>BEAF</text:p>
          </table:table-cell>
          <table:table-cell office:value-type="string" calcext:value-type="string">
            <text:p>GSE51986</text:p>
          </table:table-cell>
        </table:table-row>
        <table:table-row table:style-name="ro1">
          <table:table-cell/>
          <table:table-cell office:value-type="string" calcext:value-type="string">
            <text:p>H3K79me2</text:p>
          </table:table-cell>
          <table:table-cell office:value-type="string" calcext:value-type="string">
            <text:p>SRR869884</text:p>
          </table:table-cell>
          <table:table-cell table:formula="of:=+LOOKUP([.B27];[.$V$26:.$V$74];[.$W$26:.$W$74])" office:value-type="string" office:string-value="GSE47252" calcext:value-type="string">
            <text:p>GSE47252</text:p>
          </table:table-cell>
          <table:table-cell/>
          <table:table-cell office:value-type="string" calcext:value-type="string">
            <text:p>H3K79me2</text:p>
          </table:table-cell>
          <table:table-cell office:value-type="string" calcext:value-type="string">
            <text:p>SRR869884</text:p>
          </table:table-cell>
          <table:table-cell table:style-name="ce3" table:formula="of:=+LOOKUP([.F27];[.$V$26:.$V$74];[.$W$26:.$W$74])" office:value-type="string" office:string-value="GSE47252" calcext:value-type="string">
            <text:p>GSE47252</text:p>
          </table:table-cell>
          <table:table-cell/>
          <table:table-cell office:value-type="string" calcext:value-type="string">
            <text:p>Su(var)3</text:p>
          </table:table-cell>
          <table:table-cell office:value-type="string" calcext:value-type="string">
            <text:p>SRR869876</text:p>
          </table:table-cell>
          <table:table-cell table:style-name="ce3" table:formula="of:=+LOOKUP([.J27];[.$V$26:.$V$74];[.$W$26:.$W$74])" office:value-type="string" office:string-value="GSE47250" calcext:value-type="string">
            <text:p>GSE47250</text:p>
          </table:table-cell>
          <table:table-cell/>
          <table:table-cell table:formula="of:=MID([.Q27];2;[.T27]-2)" office:value-type="string" office:string-value="H3K23ac" calcext:value-type="string">
            <text:p>H3K23ac</text:p>
          </table:table-cell>
          <table:table-cell table:formula="of:=+RIGHT([.Q27];8)" office:value-type="string" office:string-value="GSE47275" calcext:value-type="string">
            <text:p>GSE47275</text:p>
          </table:table-cell>
          <table:table-cell/>
          <table:table-cell office:value-type="string" calcext:value-type="string">
            <text:p>#H3K23ac GSE47275</text:p>
          </table:table-cell>
          <table:table-cell table:number-columns-repeated="2"/>
          <table:table-cell table:formula="of:=+FIND(&quot; &quot;;[.Q27])" office:value-type="float" office:value="9" calcext:value-type="float">
            <text:p>9</text:p>
          </table:table-cell>
          <table:table-cell/>
          <table:table-cell office:value-type="string" calcext:value-type="string">
            <text:p>Chro_Chriz_WR</text:p>
          </table:table-cell>
          <table:table-cell office:value-type="string" calcext:value-type="string">
            <text:p>GSE47263</text:p>
          </table:table-cell>
        </table:table-row>
        <table:table-row table:style-name="ro1">
          <table:table-cell/>
          <table:table-cell office:value-type="string" calcext:value-type="string">
            <text:p>H3K79me3</text:p>
          </table:table-cell>
          <table:table-cell office:value-type="string" calcext:value-type="string">
            <text:p>SRR870191</text:p>
          </table:table-cell>
          <table:table-cell table:formula="of:=+LOOKUP([.B28];[.$V$26:.$V$74];[.$W$26:.$W$74])" office:value-type="string" office:string-value="GSE47325" calcext:value-type="string">
            <text:p>GSE47325</text:p>
          </table:table-cell>
          <table:table-cell/>
          <table:table-cell office:value-type="string" calcext:value-type="string">
            <text:p>H3K79me3</text:p>
          </table:table-cell>
          <table:table-cell office:value-type="string" calcext:value-type="string">
            <text:p>SRR870191</text:p>
          </table:table-cell>
          <table:table-cell table:style-name="ce3" table:formula="of:=+LOOKUP([.F28];[.$V$26:.$V$74];[.$W$26:.$W$74])" office:value-type="string" office:string-value="GSE47325" calcext:value-type="string">
            <text:p>GSE47325</text:p>
          </table:table-cell>
          <table:table-cell/>
          <table:table-cell office:value-type="string" calcext:value-type="string">
            <text:p>ZW5</text:p>
          </table:table-cell>
          <table:table-cell office:value-type="string" calcext:value-type="string">
            <text:p>SRR870117</text:p>
          </table:table-cell>
          <table:table-cell table:style-name="ce3" table:formula="of:=+LOOKUP([.J28];[.$V$26:.$V$74];[.$W$26:.$W$74])" office:value-type="string" office:string-value="GSE47308" calcext:value-type="string">
            <text:p>GSE47308</text:p>
          </table:table-cell>
          <table:table-cell/>
          <table:table-cell table:formula="of:=MID([.Q28];2;[.T28]-2)" office:value-type="string" office:string-value="H3K79Me1" calcext:value-type="string">
            <text:p>H3K79Me1</text:p>
          </table:table-cell>
          <table:table-cell table:formula="of:=+RIGHT([.Q28];8)" office:value-type="string" office:string-value="GSE47239" calcext:value-type="string">
            <text:p>GSE47239</text:p>
          </table:table-cell>
          <table:table-cell/>
          <table:table-cell office:value-type="string" calcext:value-type="string">
            <text:p>#H3K79Me1 GSE47239</text:p>
          </table:table-cell>
          <table:table-cell table:number-columns-repeated="2"/>
          <table:table-cell table:formula="of:=+FIND(&quot; &quot;;[.Q28])" office:value-type="float" office:value="10" calcext:value-type="float">
            <text:p>10</text:p>
          </table:table-cell>
          <table:table-cell/>
          <table:table-cell office:value-type="string" calcext:value-type="string">
            <text:p>CP190-HB</text:p>
          </table:table-cell>
          <table:table-cell office:value-type="string" calcext:value-type="string">
            <text:p>GSE47234</text:p>
          </table:table-cell>
        </table:table-row>
        <table:table-row table:style-name="ro1">
          <table:table-cell/>
          <table:table-cell office:value-type="string" calcext:value-type="string">
            <text:p>H3K9acS10P</text:p>
          </table:table-cell>
          <table:table-cell office:value-type="string" calcext:value-type="string">
            <text:p>SRR870033</text:p>
          </table:table-cell>
          <table:table-cell table:formula="of:=+LOOKUP([.B29];[.$V$26:.$V$74];[.$W$26:.$W$74])" office:value-type="string" office:string-value="GSE47287" calcext:value-type="string">
            <text:p>GSE47287</text:p>
          </table:table-cell>
          <table:table-cell/>
          <table:table-cell office:value-type="string" calcext:value-type="string">
            <text:p>H3K9acS10P</text:p>
          </table:table-cell>
          <table:table-cell office:value-type="string" calcext:value-type="string">
            <text:p>SRR870033</text:p>
          </table:table-cell>
          <table:table-cell table:style-name="ce3" table:formula="of:=+LOOKUP([.F29];[.$V$26:.$V$74];[.$W$26:.$W$74])" office:value-type="string" office:string-value="GSE47287" calcext:value-type="string">
            <text:p>GSE47287</text:p>
          </table:table-cell>
          <table:table-cell table:number-columns-repeated="5"/>
          <table:table-cell table:formula="of:=MID([.Q29];2;[.T29]-2)" office:value-type="string" office:string-value="HP1" calcext:value-type="string">
            <text:p>HP1</text:p>
          </table:table-cell>
          <table:table-cell table:formula="of:=+RIGHT([.Q29];8)" office:value-type="string" office:string-value="GSE47231" calcext:value-type="string">
            <text:p>GSE47231</text:p>
          </table:table-cell>
          <table:table-cell/>
          <table:table-cell office:value-type="string" calcext:value-type="string">
            <text:p>#HP1 GSE47231</text:p>
          </table:table-cell>
          <table:table-cell table:number-columns-repeated="2"/>
          <table:table-cell table:formula="of:=+FIND(&quot; &quot;;[.Q29])" office:value-type="float" office:value="5" calcext:value-type="float">
            <text:p>5</text:p>
          </table:table-cell>
          <table:table-cell/>
          <table:table-cell office:value-type="string" calcext:value-type="string">
            <text:p>CTCF</text:p>
          </table:table-cell>
          <table:table-cell office:value-type="string" calcext:value-type="string">
            <text:p>GSE47264</text:p>
          </table:table-cell>
        </table:table-row>
        <table:table-row table:style-name="ro1">
          <table:table-cell/>
          <table:table-cell office:value-type="string" calcext:value-type="string">
            <text:p>H3K9me1 </text:p>
          </table:table-cell>
          <table:table-cell office:value-type="string" calcext:value-type="string">
            <text:p>SRR869989</text:p>
          </table:table-cell>
          <table:table-cell table:formula="of:=+LOOKUP([.B30];[.$V$26:.$V$74];[.$W$26:.$W$74])" office:value-type="string" office:string-value="GSE47240" calcext:value-type="string">
            <text:p>GSE47240</text:p>
          </table:table-cell>
          <table:table-cell table:number-columns-repeated="9"/>
          <table:table-cell table:formula="of:=MID([.Q30];2;[.T30]-2)" office:value-type="string" office:string-value="POF" calcext:value-type="string">
            <text:p>POF</text:p>
          </table:table-cell>
          <table:table-cell table:formula="of:=+RIGHT([.Q30];8)" office:value-type="string" office:string-value="GSE47301" calcext:value-type="string">
            <text:p>GSE47301</text:p>
          </table:table-cell>
          <table:table-cell/>
          <table:table-cell office:value-type="string" calcext:value-type="string">
            <text:p>#POF GSE47301</text:p>
          </table:table-cell>
          <table:table-cell table:number-columns-repeated="2"/>
          <table:table-cell table:formula="of:=+FIND(&quot; &quot;;[.Q30])" office:value-type="float" office:value="5" calcext:value-type="float">
            <text:p>5</text:p>
          </table:table-cell>
          <table:table-cell/>
          <table:table-cell office:value-type="string" calcext:value-type="string">
            <text:p>dMi</text:p>
          </table:table-cell>
          <table:table-cell office:value-type="string" calcext:value-type="string">
            <text:p>GSE47265</text:p>
          </table:table-cell>
        </table:table-row>
        <table:table-row table:style-name="ro1"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SRR869864</text:p>
          </table:table-cell>
          <table:table-cell table:style-name="Default" office:value-type="string" calcext:value-type="string">
            <text:p>GSE47247</text:p>
          </table:table-cell>
          <table:table-cell table:number-columns-repeated="9"/>
          <table:table-cell table:formula="of:=MID([.Q31];2;[.T31]-2)" office:value-type="string" office:string-value="CP190" calcext:value-type="string">
            <text:p>CP190</text:p>
          </table:table-cell>
          <table:table-cell table:formula="of:=+RIGHT([.Q31];8)" office:value-type="string" office:string-value="GSE47234" calcext:value-type="string">
            <text:p>GSE47234</text:p>
          </table:table-cell>
          <table:table-cell/>
          <table:table-cell office:value-type="string" calcext:value-type="string">
            <text:p>#CP190 GSE47234</text:p>
          </table:table-cell>
          <table:table-cell table:number-columns-repeated="2"/>
          <table:table-cell table:formula="of:=+FIND(&quot; &quot;;[.Q31])" office:value-type="float" office:value="7" calcext:value-type="float">
            <text:p>7</text:p>
          </table:table-cell>
          <table:table-cell/>
          <table:table-cell office:value-type="string" calcext:value-type="string">
            <text:p>dRING</text:p>
          </table:table-cell>
          <table:table-cell office:value-type="string" calcext:value-type="string">
            <text:p>GSE47266</text:p>
          </table:table-cell>
        </table:table-row>
        <table:table-row table:style-name="ro1"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SRR869860</text:p>
          </table:table-cell>
          <table:table-cell table:formula="of:=+LOOKUP([.B32];[.$V$26:.$V$74];[.$W$26:.$W$74])" office:value-type="string" office:string-value="GSE47246" calcext:value-type="string">
            <text:p>GSE47246</text:p>
          </table:table-cell>
          <table:table-cell table:number-columns-repeated="9"/>
          <table:table-cell table:formula="of:=MID([.Q32];2;[.T32]-2)" office:value-type="string" office:string-value="H3K27ac" calcext:value-type="string">
            <text:p>H3K27ac</text:p>
          </table:table-cell>
          <table:table-cell table:formula="of:=+RIGHT([.Q32];8)" office:value-type="string" office:string-value="GSE47237" calcext:value-type="string">
            <text:p>GSE47237</text:p>
          </table:table-cell>
          <table:table-cell/>
          <table:table-cell office:value-type="string" calcext:value-type="string">
            <text:p>#H3K27ac GSE47237</text:p>
          </table:table-cell>
          <table:table-cell table:number-columns-repeated="2"/>
          <table:table-cell table:formula="of:=+FIND(&quot; &quot;;[.Q32])" office:value-type="float" office:value="9" calcext:value-type="float">
            <text:p>9</text:p>
          </table:table-cell>
          <table:table-cell/>
          <table:table-cell office:value-type="string" calcext:value-type="string">
            <text:p>GAF</text:p>
          </table:table-cell>
          <table:table-cell office:value-type="string" calcext:value-type="string">
            <text:p>GSE47236</text:p>
          </table:table-cell>
        </table:table-row>
        <table:table-row table:style-name="ro1"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SRR870049</text:p>
          </table:table-cell>
          <table:table-cell table:formula="of:=+LOOKUP([.B33];[.$V$26:.$V$74];[.$W$26:.$W$74])" office:value-type="string" office:string-value="GSE47291" calcext:value-type="string">
            <text:p>GSE47291</text:p>
          </table:table-cell>
          <table:table-cell table:number-columns-repeated="9"/>
          <table:table-cell table:formula="of:=MID([.Q33];2;[.T33]-2)" office:value-type="string" office:string-value="H3K79me2" calcext:value-type="string">
            <text:p>H3K79me2</text:p>
          </table:table-cell>
          <table:table-cell table:formula="of:=+RIGHT([.Q33];8)" office:value-type="string" office:string-value="GSE47252" calcext:value-type="string">
            <text:p>GSE47252</text:p>
          </table:table-cell>
          <table:table-cell/>
          <table:table-cell office:value-type="string" calcext:value-type="string">
            <text:p>#H3K79me2 GSE47252</text:p>
          </table:table-cell>
          <table:table-cell table:number-columns-repeated="2"/>
          <table:table-cell table:formula="of:=+FIND(&quot; &quot;;[.Q33])" office:value-type="float" office:value="10" calcext:value-type="float">
            <text:p>10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SE47309</text:p>
          </table:table-cell>
        </table:table-row>
        <table:table-row table:style-name="ro1">
          <table:table-cell/>
          <table:table-cell office:value-type="string" calcext:value-type="string">
            <text:p>H4K16acM</text:p>
          </table:table-cell>
          <table:table-cell office:value-type="string" calcext:value-type="string">
            <text:p>SRR869856</text:p>
          </table:table-cell>
          <table:table-cell table:formula="of:=+LOOKUP([.B34];[.$V$26:.$V$74];[.$W$26:.$W$74])" office:value-type="string" office:string-value="GSE47245" calcext:value-type="string">
            <text:p>GSE47245</text:p>
          </table:table-cell>
          <table:table-cell table:number-columns-repeated="9"/>
          <table:table-cell table:formula="of:=MID([.Q34];2;[.T34]-2)" office:value-type="string" office:string-value="Pc" calcext:value-type="string">
            <text:p>Pc</text:p>
          </table:table-cell>
          <table:table-cell table:formula="of:=+RIGHT([.Q34];8)" office:value-type="string" office:string-value="GSE47232" calcext:value-type="string">
            <text:p>GSE47232</text:p>
          </table:table-cell>
          <table:table-cell/>
          <table:table-cell office:value-type="string" calcext:value-type="string">
            <text:p>#Pc GSE47232</text:p>
          </table:table-cell>
          <table:table-cell table:number-columns-repeated="2"/>
          <table:table-cell table:formula="of:=+FIND(&quot; &quot;;[.Q34])" office:value-type="float" office:value="4" calcext:value-type="float">
            <text:p>4</text:p>
          </table:table-cell>
          <table:table-cell/>
          <table:table-cell office:value-type="string" calcext:value-type="string">
            <text:p>H2AV</text:p>
          </table:table-cell>
          <table:table-cell office:value-type="string" calcext:value-type="string">
            <text:p>GSE47268</text:p>
          </table:table-cell>
        </table:table-row>
        <table:table-row table:style-name="ro1">
          <table:table-cell/>
          <table:table-cell office:value-type="string" calcext:value-type="string">
            <text:p>H4K20me1</text:p>
          </table:table-cell>
          <table:table-cell office:value-type="string" calcext:value-type="string">
            <text:p>SRR870057</text:p>
          </table:table-cell>
          <table:table-cell table:formula="of:=+LOOKUP([.B35];[.$V$26:.$V$74];[.$W$26:.$W$74])" office:value-type="string" office:string-value="GSE47293" calcext:value-type="string">
            <text:p>GSE47293</text:p>
          </table:table-cell>
          <table:table-cell table:number-columns-repeated="9"/>
          <table:table-cell table:formula="of:=MID([.Q35];2;[.T35]-2)" office:value-type="string" office:string-value="CTCF" calcext:value-type="string">
            <text:p>CTCF</text:p>
          </table:table-cell>
          <table:table-cell table:formula="of:=+RIGHT([.Q35];8)" office:value-type="string" office:string-value="GSE47264" calcext:value-type="string">
            <text:p>GSE47264</text:p>
          </table:table-cell>
          <table:table-cell/>
          <table:table-cell office:value-type="string" calcext:value-type="string">
            <text:p>#CTCF GSE47264</text:p>
          </table:table-cell>
          <table:table-cell table:number-columns-repeated="2"/>
          <table:table-cell table:formula="of:=+FIND(&quot; &quot;;[.Q35])" office:value-type="float" office:value="6" calcext:value-type="float">
            <text:p>6</text:p>
          </table:table-cell>
          <table:table-cell/>
          <table:table-cell office:value-type="string" calcext:value-type="string">
            <text:p>H2B-ubiq</text:p>
          </table:table-cell>
          <table:table-cell office:value-type="string" calcext:value-type="string">
            <text:p>GSE47269</text:p>
          </table:table-cell>
        </table:table-row>
        <table:table-row table:style-name="ro1">
          <table:table-cell/>
          <table:table-cell office:value-type="string" calcext:value-type="string">
            <text:p>HP1</text:p>
          </table:table-cell>
          <table:table-cell office:value-type="string" calcext:value-type="string">
            <text:p>SRR869718</text:p>
          </table:table-cell>
          <table:table-cell table:formula="of:=+LOOKUP([.B36];[.$V$26:.$V$74];[.$W$26:.$W$74])" office:value-type="string" office:string-value="GSE47231" calcext:value-type="string">
            <text:p>GSE47231</text:p>
          </table:table-cell>
          <table:table-cell table:number-columns-repeated="9"/>
          <table:table-cell table:formula="of:=MID([.Q36];2;[.T36]-2)" office:value-type="string" office:string-value="H3K27me2" calcext:value-type="string">
            <text:p>H3K27me2</text:p>
          </table:table-cell>
          <table:table-cell table:formula="of:=+RIGHT([.Q36];8)" office:value-type="string" office:string-value="GSE47277" calcext:value-type="string">
            <text:p>GSE47277</text:p>
          </table:table-cell>
          <table:table-cell/>
          <table:table-cell office:value-type="string" calcext:value-type="string">
            <text:p>#H3K27me2 GSE47277</text:p>
          </table:table-cell>
          <table:table-cell table:number-columns-repeated="2"/>
          <table:table-cell table:formula="of:=+FIND(&quot; &quot;;[.Q36])" office:value-type="float" office:value="10" calcext:value-type="float">
            <text:p>10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SE47271</text:p>
          </table:table-cell>
        </table:table-row>
        <table:table-row table:style-name="ro1">
          <table:table-cell/>
          <table:table-cell office:value-type="string" calcext:value-type="string">
            <text:p>HP1b</text:p>
          </table:table-cell>
          <table:table-cell office:value-type="string" calcext:value-type="string">
            <text:p>SRR870061</text:p>
          </table:table-cell>
          <table:table-cell table:formula="of:=+LOOKUP([.B37];[.$V$26:.$V$74];[.$W$26:.$W$74])" office:value-type="string" office:string-value="GSE47294" calcext:value-type="string">
            <text:p>GSE47294</text:p>
          </table:table-cell>
          <table:table-cell table:number-columns-repeated="9"/>
          <table:table-cell table:formula="of:=MID([.Q37];2;[.T37]-2)" office:value-type="string" office:string-value="H3K79me3" calcext:value-type="string">
            <text:p>H3K79me3</text:p>
          </table:table-cell>
          <table:table-cell table:formula="of:=+RIGHT([.Q37];8)" office:value-type="string" office:string-value="GSE47325" calcext:value-type="string">
            <text:p>GSE47325</text:p>
          </table:table-cell>
          <table:table-cell/>
          <table:table-cell office:value-type="string" calcext:value-type="string">
            <text:p>#H3K79me3 GSE47325</text:p>
          </table:table-cell>
          <table:table-cell table:number-columns-repeated="2"/>
          <table:table-cell table:formula="of:=+FIND(&quot; &quot;;[.Q37])" office:value-type="float" office:value="10" calcext:value-type="float">
            <text:p>10</text:p>
          </table:table-cell>
          <table:table-cell/>
          <table:table-cell office:value-type="string" calcext:value-type="string">
            <text:p>H3K18Ac</text:p>
          </table:table-cell>
          <table:table-cell office:value-type="string" calcext:value-type="string">
            <text:p>GSE47274</text:p>
          </table:table-cell>
        </table:table-row>
        <table:table-row table:style-name="ro1">
          <table:table-cell/>
          <table:table-cell office:value-type="string" calcext:value-type="string">
            <text:p>HP1c</text:p>
          </table:table-cell>
          <table:table-cell office:value-type="string" calcext:value-type="string">
            <text:p>SRR870183</text:p>
          </table:table-cell>
          <table:table-cell table:formula="of:=+LOOKUP([.B38];[.$V$26:.$V$74];[.$W$26:.$W$74])" office:value-type="string" office:string-value="GSE47323" calcext:value-type="string">
            <text:p>GSE47323</text:p>
          </table:table-cell>
          <table:table-cell table:number-columns-repeated="9"/>
          <table:table-cell table:formula="of:=MID([.Q38];2;[.T38]-2)" office:value-type="string" office:string-value="HP1c" calcext:value-type="string">
            <text:p>HP1c</text:p>
          </table:table-cell>
          <table:table-cell table:formula="of:=+RIGHT([.Q38];8)" office:value-type="string" office:string-value="GSE47323" calcext:value-type="string">
            <text:p>GSE47323</text:p>
          </table:table-cell>
          <table:table-cell/>
          <table:table-cell office:value-type="string" calcext:value-type="string">
            <text:p>#HP1c GSE47323</text:p>
          </table:table-cell>
          <table:table-cell table:number-columns-repeated="2"/>
          <table:table-cell table:formula="of:=+FIND(&quot; &quot;;[.Q38])" office:value-type="float" office:value="6" calcext:value-type="float">
            <text:p>6</text:p>
          </table:table-cell>
          <table:table-cell/>
          <table:table-cell office:value-type="string" calcext:value-type="string">
            <text:p>H3K23ac</text:p>
          </table:table-cell>
          <table:table-cell office:value-type="string" calcext:value-type="string">
            <text:p>GSE47275</text:p>
          </table:table-cell>
        </table:table-row>
        <table:table-row table:style-name="ro1">
          <table:table-cell/>
          <table:table-cell office:value-type="string" calcext:value-type="string">
            <text:p>HP2</text:p>
          </table:table-cell>
          <table:table-cell office:value-type="string" calcext:value-type="string">
            <text:p>SRR870138</text:p>
          </table:table-cell>
          <table:table-cell table:formula="of:=+LOOKUP([.B39];[.$V$26:.$V$74];[.$W$26:.$W$74])" office:value-type="string" office:string-value="GSE47312" calcext:value-type="string">
            <text:p>GSE47312</text:p>
          </table:table-cell>
          <table:table-cell table:number-columns-repeated="9"/>
          <table:table-cell table:formula="of:=MID([.Q39];2;[.T39]-2)" office:value-type="string" office:string-value="Psc" calcext:value-type="string">
            <text:p>Psc</text:p>
          </table:table-cell>
          <table:table-cell table:formula="of:=+RIGHT([.Q39];8)" office:value-type="string" office:string-value="GSE47235" calcext:value-type="string">
            <text:p>GSE47235</text:p>
          </table:table-cell>
          <table:table-cell/>
          <table:table-cell office:value-type="string" calcext:value-type="string">
            <text:p>#Psc GSE47235</text:p>
          </table:table-cell>
          <table:table-cell table:number-columns-repeated="2"/>
          <table:table-cell table:formula="of:=+FIND(&quot; &quot;;[.Q39])" office:value-type="float" office:value="5" calcext:value-type="float">
            <text:p>5</text:p>
          </table:table-cell>
          <table:table-cell/>
          <table:table-cell office:value-type="string" calcext:value-type="string">
            <text:p>H3K27ac</text:p>
          </table:table-cell>
          <table:table-cell office:value-type="string" calcext:value-type="string">
            <text:p>GSE47237</text:p>
          </table:table-cell>
        </table:table-row>
        <table:table-row table:style-name="ro1">
          <table:table-cell/>
          <table:table-cell office:value-type="string" calcext:value-type="string">
            <text:p>HP4</text:p>
          </table:table-cell>
          <table:table-cell office:value-type="string" calcext:value-type="string">
            <text:p>SRR869880</text:p>
          </table:table-cell>
          <table:table-cell table:formula="of:=+LOOKUP([.B40];[.$V$26:.$V$74];[.$W$26:.$W$74])" office:value-type="string" office:string-value="GSE47251" calcext:value-type="string">
            <text:p>GSE47251</text:p>
          </table:table-cell>
          <table:table-cell table:number-columns-repeated="9"/>
          <table:table-cell table:formula="of:=MID([.Q40];2;[.T40]-2)" office:value-type="string" office:string-value="Chro" calcext:value-type="string">
            <text:p>Chro</text:p>
          </table:table-cell>
          <table:table-cell table:formula="of:=+RIGHT([.Q40];8)" office:value-type="string" office:string-value="GSE47263" calcext:value-type="string">
            <text:p>GSE47263</text:p>
          </table:table-cell>
          <table:table-cell/>
          <table:table-cell office:value-type="string" calcext:value-type="string">
            <text:p>#Chro GSE47263</text:p>
          </table:table-cell>
          <table:table-cell table:number-columns-repeated="2"/>
          <table:table-cell table:formula="of:=+FIND(&quot; &quot;;[.Q40])" office:value-type="float" office:value="6" calcext:value-type="float">
            <text:p>6</text:p>
          </table:table-cell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GSE47277</text:p>
          </table:table-cell>
        </table:table-row>
        <table:table-row table:style-name="ro1">
          <table:table-cell/>
          <table:table-cell office:value-type="string" calcext:value-type="string">
            <text:p>JHDM1</text:p>
          </table:table-cell>
          <table:table-cell office:value-type="string" calcext:value-type="string">
            <text:p>SRR870069</text:p>
          </table:table-cell>
          <table:table-cell table:formula="of:=+LOOKUP([.B41];[.$V$26:.$V$74];[.$W$26:.$W$74])" office:value-type="string" office:string-value="GSE47296" calcext:value-type="string">
            <text:p>GSE47296</text:p>
          </table:table-cell>
          <table:table-cell table:number-columns-repeated="9"/>
          <table:table-cell table:formula="of:=MID([.Q41];2;[.T41]-2)" office:value-type="string" office:string-value="H3K27me3" calcext:value-type="string">
            <text:p>H3K27me3</text:p>
          </table:table-cell>
          <table:table-cell table:formula="of:=+RIGHT([.Q41];8)" office:value-type="string" office:string-value="GSE47230" calcext:value-type="string">
            <text:p>GSE47230</text:p>
          </table:table-cell>
          <table:table-cell/>
          <table:table-cell office:value-type="string" calcext:value-type="string">
            <text:p>#H3K27me3 GSE47230</text:p>
          </table:table-cell>
          <table:table-cell table:number-columns-repeated="2"/>
          <table:table-cell table:formula="of:=+FIND(&quot; &quot;;[.Q41])" office:value-type="float" office:value="10" calcext:value-type="float">
            <text:p>10</text:p>
          </table:table-cell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GSE47230</text:p>
          </table:table-cell>
        </table:table-row>
        <table:table-row table:style-name="ro1">
          <table:table-cell/>
          <table:table-cell office:value-type="string" calcext:value-type="string">
            <text:p>LSD1</text:p>
          </table:table-cell>
          <table:table-cell office:value-type="string" calcext:value-type="string">
            <text:p>SRR870073</text:p>
          </table:table-cell>
          <table:table-cell table:formula="of:=+LOOKUP([.B42];[.$V$26:.$V$74];[.$W$26:.$W$74])" office:value-type="string" office:string-value="GSE47297" calcext:value-type="string">
            <text:p>GSE47297</text:p>
          </table:table-cell>
          <table:table-cell table:number-columns-repeated="9"/>
          <table:table-cell table:formula="of:=MID([.Q42];2;[.T42]-2)" office:value-type="string" office:string-value="H3K9acS10P" calcext:value-type="string">
            <text:p>H3K9acS10P</text:p>
          </table:table-cell>
          <table:table-cell table:formula="of:=+RIGHT([.Q42];8)" office:value-type="string" office:string-value="GSE47287" calcext:value-type="string">
            <text:p>GSE47287</text:p>
          </table:table-cell>
          <table:table-cell/>
          <table:table-cell office:value-type="string" calcext:value-type="string">
            <text:p>#H3K9acS10P GSE47287</text:p>
          </table:table-cell>
          <table:table-cell table:number-columns-repeated="2"/>
          <table:table-cell table:formula="of:=+FIND(&quot; &quot;;[.Q42])" office:value-type="float" office:value="12" calcext:value-type="float">
            <text:p>12</text:p>
          </table:table-cell>
          <table:table-cell/>
          <table:table-cell office:value-type="string" calcext:value-type="string">
            <text:p>H3K36me1</text:p>
          </table:table-cell>
          <table:table-cell office:value-type="string" calcext:value-type="string">
            <text:p>GSE47241</text:p>
          </table:table-cell>
        </table:table-row>
        <table:table-row table:style-name="ro1">
          <table:table-cell/>
          <table:table-cell office:value-type="string" calcext:value-type="string">
            <text:p>MBD-R2</text:p>
          </table:table-cell>
          <table:table-cell office:value-type="string" calcext:value-type="string">
            <text:p>SRR870077</text:p>
          </table:table-cell>
          <table:table-cell table:formula="of:=+LOOKUP([.B43];[.$V$26:.$V$74];[.$W$26:.$W$74])" office:value-type="string" office:string-value="GSE47298" calcext:value-type="string">
            <text:p>GSE47298</text:p>
          </table:table-cell>
          <table:table-cell table:number-columns-repeated="9"/>
          <table:table-cell table:formula="of:=MID([.Q43];2;[.T43]-2)" office:value-type="string" office:string-value="HP2" calcext:value-type="string">
            <text:p>HP2</text:p>
          </table:table-cell>
          <table:table-cell table:formula="of:=+RIGHT([.Q43];8)" office:value-type="string" office:string-value="GSE47312" calcext:value-type="string">
            <text:p>GSE47312</text:p>
          </table:table-cell>
          <table:table-cell/>
          <table:table-cell office:value-type="string" calcext:value-type="string">
            <text:p>#HP2 GSE47312</text:p>
          </table:table-cell>
          <table:table-cell table:number-columns-repeated="2"/>
          <table:table-cell table:formula="of:=+FIND(&quot; &quot;;[.Q43])" office:value-type="float" office:value="5" calcext:value-type="float">
            <text:p>5</text:p>
          </table:table-cell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GSE47335</text:p>
          </table:table-cell>
        </table:table-row>
        <table:table-row table:style-name="ro1">
          <table:table-cell/>
          <table:table-cell office:value-type="string" calcext:value-type="string">
            <text:p>MOF</text:p>
          </table:table-cell>
          <table:table-cell office:value-type="string" calcext:value-type="string">
            <text:p>SRR870081</text:p>
          </table:table-cell>
          <table:table-cell table:formula="of:=+LOOKUP([.B44];[.$V$26:.$V$74];[.$W$26:.$W$74])" office:value-type="string" office:string-value="GSE47299" calcext:value-type="string">
            <text:p>GSE47299</text:p>
          </table:table-cell>
          <table:table-cell table:number-columns-repeated="9"/>
          <table:table-cell table:formula="of:=MID([.Q44];2;[.T44]-2)" office:value-type="string" office:string-value="RNA" calcext:value-type="string">
            <text:p>RNA</text:p>
          </table:table-cell>
          <table:table-cell table:formula="of:=+RIGHT([.Q44];8)" office:value-type="string" office:string-value="GSE47302" calcext:value-type="string">
            <text:p>GSE47302</text:p>
          </table:table-cell>
          <table:table-cell/>
          <table:table-cell office:value-type="string" calcext:value-type="string">
            <text:p>#RNA Pol II GSE47302</text:p>
          </table:table-cell>
          <table:table-cell table:number-columns-repeated="2"/>
          <table:table-cell table:formula="of:=+FIND(&quot; &quot;;[.Q44])" office:value-type="float" office:value="5" calcext:value-type="float">
            <text:p>5</text:p>
          </table:table-cell>
          <table:table-cell/>
          <table:table-cell office:value-type="string" calcext:value-type="string">
            <text:p>H3K36me3</text:p>
          </table:table-cell>
          <table:table-cell office:value-type="string" calcext:value-type="string">
            <text:p>GSE47256</text:p>
          </table:table-cell>
        </table:table-row>
        <table:table-row table:style-name="ro1">
          <table:table-cell/>
          <table:table-cell office:value-type="string" calcext:value-type="string">
            <text:p>NURF301</text:p>
          </table:table-cell>
          <table:table-cell office:value-type="string" calcext:value-type="string">
            <text:p>SRR870085</text:p>
          </table:table-cell>
          <table:table-cell table:formula="of:=+LOOKUP([.B45];[.$V$26:.$V$74];[.$W$26:.$W$74])" office:value-type="string" office:string-value="GSE47300" calcext:value-type="string">
            <text:p>GSE47300</text:p>
          </table:table-cell>
          <table:table-cell table:number-columns-repeated="9"/>
          <table:table-cell table:formula="of:=MID([.Q45];2;[.T45]-2)" office:value-type="string" office:string-value="GAF" calcext:value-type="string">
            <text:p>GAF</text:p>
          </table:table-cell>
          <table:table-cell table:formula="of:=+RIGHT([.Q45];8)" office:value-type="string" office:string-value="GSE47236" calcext:value-type="string">
            <text:p>GSE47236</text:p>
          </table:table-cell>
          <table:table-cell/>
          <table:table-cell office:value-type="string" calcext:value-type="string">
            <text:p>#GAF GSE47236</text:p>
          </table:table-cell>
          <table:table-cell table:number-columns-repeated="2"/>
          <table:table-cell table:formula="of:=+FIND(&quot; &quot;;[.Q45])" office:value-type="float" office:value="5" calcext:value-type="float">
            <text:p>5</text:p>
          </table:table-cell>
          <table:table-cell/>
          <table:table-cell office:value-type="string" calcext:value-type="string">
            <text:p>H3K4me1</text:p>
          </table:table-cell>
          <table:table-cell office:value-type="string" calcext:value-type="string">
            <text:p>GSE47281</text:p>
          </table:table-cell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RR869724</text:p>
          </table:table-cell>
          <table:table-cell table:formula="of:=+LOOKUP([.B46];[.$V$26:.$V$74];[.$W$26:.$W$74])" office:value-type="string" office:string-value="GSE47232" calcext:value-type="string">
            <text:p>GSE47232</text:p>
          </table:table-cell>
          <table:table-cell table:number-columns-repeated="9"/>
          <table:table-cell table:formula="of:=MID([.Q46];2;[.T46]-2)" office:value-type="string" office:string-value="H3K36me1" calcext:value-type="string">
            <text:p>H3K36me1</text:p>
          </table:table-cell>
          <table:table-cell table:formula="of:=+RIGHT([.Q46];8)" office:value-type="string" office:string-value="GSE47241" calcext:value-type="string">
            <text:p>GSE47241</text:p>
          </table:table-cell>
          <table:table-cell/>
          <table:table-cell office:value-type="string" calcext:value-type="string">
            <text:p>#H3K36me1 GSE47241</text:p>
          </table:table-cell>
          <table:table-cell table:number-columns-repeated="2"/>
          <table:table-cell table:formula="of:=+FIND(&quot; &quot;;[.Q46])" office:value-type="float" office:value="10" calcext:value-type="float">
            <text:p>10</text:p>
          </table:table-cell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GSE47285</text:p>
          </table:table-cell>
        </table:table-row>
        <table:table-row table:style-name="ro1">
          <table:table-cell/>
          <table:table-cell office:value-type="string" calcext:value-type="string">
            <text:p>POF</text:p>
          </table:table-cell>
          <table:table-cell office:value-type="string" calcext:value-type="string">
            <text:p>SRR870089</text:p>
          </table:table-cell>
          <table:table-cell table:formula="of:=+LOOKUP([.B47];[.$V$26:.$V$74];[.$W$26:.$W$74])" office:value-type="string" office:string-value="GSE47301" calcext:value-type="string">
            <text:p>GSE47301</text:p>
          </table:table-cell>
          <table:table-cell table:number-columns-repeated="9"/>
          <table:table-cell table:formula="of:=MID([.Q47];2;[.T47]-2)" office:value-type="string" office:string-value="H3K9me1" calcext:value-type="string">
            <text:p>H3K9me1</text:p>
          </table:table-cell>
          <table:table-cell table:formula="of:=+RIGHT([.Q47];8)" office:value-type="string" office:string-value="GSE47240" calcext:value-type="string">
            <text:p>GSE47240</text:p>
          </table:table-cell>
          <table:table-cell/>
          <table:table-cell office:value-type="string" calcext:value-type="string">
            <text:p>#H3K9me1 GSE47240</text:p>
          </table:table-cell>
          <table:table-cell table:number-columns-repeated="2"/>
          <table:table-cell table:formula="of:=+FIND(&quot; &quot;;[.Q47])" office:value-type="float" office:value="9" calcext:value-type="float">
            <text:p>9</text:p>
          </table:table-cell>
          <table:table-cell/>
          <table:table-cell office:value-type="string" calcext:value-type="string">
            <text:p>H3K79Me1</text:p>
          </table:table-cell>
          <table:table-cell office:value-type="string" calcext:value-type="string">
            <text:p>GSE47239</text:p>
          </table:table-cell>
        </table:table-row>
        <table:table-row table:style-name="ro1"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SRR869736</text:p>
          </table:table-cell>
          <table:table-cell table:formula="of:=+LOOKUP([.B48];[.$V$26:.$V$74];[.$W$26:.$W$74])" office:value-type="string" office:string-value="GSE47235" calcext:value-type="string">
            <text:p>GSE47235</text:p>
          </table:table-cell>
          <table:table-cell table:number-columns-repeated="9"/>
          <table:table-cell table:formula="of:=MID([.Q48];2;[.T48]-2)" office:value-type="string" office:string-value="HP4" calcext:value-type="string">
            <text:p>HP4</text:p>
          </table:table-cell>
          <table:table-cell table:formula="of:=+RIGHT([.Q48];8)" office:value-type="string" office:string-value="GSE47251" calcext:value-type="string">
            <text:p>GSE47251</text:p>
          </table:table-cell>
          <table:table-cell/>
          <table:table-cell office:value-type="string" calcext:value-type="string">
            <text:p>#HP4 GSE47251</text:p>
          </table:table-cell>
          <table:table-cell table:number-columns-repeated="2"/>
          <table:table-cell table:formula="of:=+FIND(&quot; &quot;;[.Q48])" office:value-type="float" office:value="5" calcext:value-type="float">
            <text:p>5</text:p>
          </table:table-cell>
          <table:table-cell/>
          <table:table-cell office:value-type="string" calcext:value-type="string">
            <text:p>H3K79me2</text:p>
          </table:table-cell>
          <table:table-cell office:value-type="string" calcext:value-type="string">
            <text:p>GSE47252</text:p>
          </table:table-cell>
        </table:table-row>
        <table:table-row table:style-name="ro1">
          <table:table-cell/>
          <table:table-cell office:value-type="string" calcext:value-type="string">
            <text:p>RNA_Pol_II</text:p>
          </table:table-cell>
          <table:table-cell office:value-type="string" calcext:value-type="string">
            <text:p>SRR870093</text:p>
          </table:table-cell>
          <table:table-cell table:formula="of:=+LOOKUP([.B49];[.$V$26:.$V$74];[.$W$26:.$W$74])" office:value-type="string" office:string-value="GSE47302" calcext:value-type="string">
            <text:p>GSE47302</text:p>
          </table:table-cell>
          <table:table-cell table:number-columns-repeated="9"/>
          <table:table-cell table:formula="of:=MID([.Q49];2;[.T49]-2)" office:value-type="string" office:string-value="RPD3" calcext:value-type="string">
            <text:p>RPD3</text:p>
          </table:table-cell>
          <table:table-cell table:formula="of:=+RIGHT([.Q49];8)" office:value-type="string" office:string-value="GSE47305" calcext:value-type="string">
            <text:p>GSE47305</text:p>
          </table:table-cell>
          <table:table-cell/>
          <table:table-cell office:value-type="string" calcext:value-type="string">
            <text:p>#RPD3 GSE47305</text:p>
          </table:table-cell>
          <table:table-cell table:number-columns-repeated="2"/>
          <table:table-cell table:formula="of:=+FIND(&quot; &quot;;[.Q49])" office:value-type="float" office:value="6" calcext:value-type="float">
            <text:p>6</text:p>
          </table:table-cell>
          <table:table-cell/>
          <table:table-cell office:value-type="string" calcext:value-type="string">
            <text:p>H3K79me3</text:p>
          </table:table-cell>
          <table:table-cell office:value-type="string" calcext:value-type="string">
            <text:p>GSE47325</text:p>
          </table:table-cell>
        </table:table-row>
        <table:table-row table:style-name="ro1">
          <table:table-cell/>
          <table:table-cell office:value-type="string" calcext:value-type="string">
            <text:p>RPD3</text:p>
          </table:table-cell>
          <table:table-cell office:value-type="string" calcext:value-type="string">
            <text:p>SRR870105</text:p>
          </table:table-cell>
          <table:table-cell table:formula="of:=+LOOKUP([.B50];[.$V$26:.$V$74];[.$W$26:.$W$74])" office:value-type="string" office:string-value="GSE47305" calcext:value-type="string">
            <text:p>GSE47305</text:p>
          </table:table-cell>
          <table:table-cell table:number-columns-repeated="9"/>
          <table:table-cell table:formula="of:=MID([.Q50];2;[.T50]-2)" office:value-type="string" office:string-value="H1" calcext:value-type="string">
            <text:p>H1</text:p>
          </table:table-cell>
          <table:table-cell table:formula="of:=+RIGHT([.Q50];8)" office:value-type="string" office:string-value="GSE47309" calcext:value-type="string">
            <text:p>GSE47309</text:p>
          </table:table-cell>
          <table:table-cell/>
          <table:table-cell office:value-type="string" calcext:value-type="string">
            <text:p>#H1 GSE47309</text:p>
          </table:table-cell>
          <table:table-cell table:number-columns-repeated="2"/>
          <table:table-cell table:formula="of:=+FIND(&quot; &quot;;[.Q50])" office:value-type="float" office:value="4" calcext:value-type="float">
            <text:p>4</text:p>
          </table:table-cell>
          <table:table-cell/>
          <table:table-cell office:value-type="string" calcext:value-type="string">
            <text:p>H3K9acS10P</text:p>
          </table:table-cell>
          <table:table-cell office:value-type="string" calcext:value-type="string">
            <text:p>GSE47287</text:p>
          </table:table-cell>
        </table:table-row>
        <table:table-row table:style-name="ro1">
          <table:table-cell/>
          <table:table-cell office:value-type="string" calcext:value-type="string">
            <text:p>SU(HW)-HB</text:p>
          </table:table-cell>
          <table:table-cell office:value-type="string" calcext:value-type="string">
            <text:p>SRR869728</text:p>
          </table:table-cell>
          <table:table-cell table:formula="of:=+LOOKUP([.B51];[.$V$26:.$V$74];[.$W$26:.$W$74])" office:value-type="string" office:string-value="GSE47233" calcext:value-type="string">
            <text:p>GSE47233</text:p>
          </table:table-cell>
          <table:table-cell table:number-columns-repeated="9"/>
          <table:table-cell table:formula="of:=MID([.Q51];2;[.T51]-2)" office:value-type="string" office:string-value="H3K36me2" calcext:value-type="string">
            <text:p>H3K36me2</text:p>
          </table:table-cell>
          <table:table-cell table:formula="of:=+RIGHT([.Q51];8)" office:value-type="string" office:string-value="GSE47335" calcext:value-type="string">
            <text:p>GSE47335</text:p>
          </table:table-cell>
          <table:table-cell/>
          <table:table-cell office:value-type="string" calcext:value-type="string">
            <text:p>#H3K36me2 GSE47335</text:p>
          </table:table-cell>
          <table:table-cell table:number-columns-repeated="2"/>
          <table:table-cell table:formula="of:=+FIND(&quot; &quot;;[.Q51])" office:value-type="float" office:value="10" calcext:value-type="float">
            <text:p>10</text:p>
          </table:table-cell>
          <table:table-cell/>
          <table:table-cell office:value-type="string" calcext:value-type="string">
            <text:p>H3K9me1</text:p>
          </table:table-cell>
          <table:table-cell office:value-type="string" calcext:value-type="string">
            <text:p>GSE47240</text:p>
          </table:table-cell>
        </table:table-row>
        <table:table-row table:style-name="ro1">
          <table:table-cell/>
          <table:table-cell office:value-type="string" calcext:value-type="string">
            <text:p>Su(var)3</text:p>
          </table:table-cell>
          <table:table-cell office:value-type="string" calcext:value-type="string">
            <text:p>SRR869876</text:p>
          </table:table-cell>
          <table:table-cell table:formula="of:=+LOOKUP([.B52];[.$V$26:.$V$74];[.$W$26:.$W$74])" office:value-type="string" office:string-value="GSE47250" calcext:value-type="string">
            <text:p>GSE47250</text:p>
          </table:table-cell>
          <table:table-cell table:number-columns-repeated="9"/>
          <table:table-cell table:formula="of:=MID([.Q52];2;[.T52]-2)" office:value-type="string" office:string-value="H3K9me2" calcext:value-type="string">
            <text:p>H3K9me2</text:p>
          </table:table-cell>
          <table:table-cell table:formula="of:=+RIGHT([.Q52];8)" office:value-type="string" office:string-value="GSE47247" calcext:value-type="string">
            <text:p>GSE47247</text:p>
          </table:table-cell>
          <table:table-cell/>
          <table:table-cell office:value-type="string" calcext:value-type="string">
            <text:p>#H3K9me2 GSE47247</text:p>
          </table:table-cell>
          <table:table-cell table:number-columns-repeated="2"/>
          <table:table-cell table:formula="of:=+FIND(&quot; &quot;;[.Q52])" office:value-type="float" office:value="9" calcext:value-type="float">
            <text:p>9</text:p>
          </table:table-cell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GSE47247</text:p>
          </table:table-cell>
        </table:table-row>
        <table:table-row table:style-name="ro1">
          <table:table-cell/>
          <table:table-cell office:value-type="string" calcext:value-type="string">
            <text:p>ZW5</text:p>
          </table:table-cell>
          <table:table-cell office:value-type="string" calcext:value-type="string">
            <text:p>SRR870117</text:p>
          </table:table-cell>
          <table:table-cell table:formula="of:=+LOOKUP([.B53];[.$V$26:.$V$74];[.$W$26:.$W$74])" office:value-type="string" office:string-value="GSE47308" calcext:value-type="string">
            <text:p>GSE47308</text:p>
          </table:table-cell>
          <table:table-cell table:number-columns-repeated="9"/>
          <table:table-cell table:formula="of:=MID([.Q53];2;[.T53]-2)" office:value-type="string" office:string-value="JHDM1" calcext:value-type="string">
            <text:p>JHDM1</text:p>
          </table:table-cell>
          <table:table-cell table:formula="of:=+RIGHT([.Q53];8)" office:value-type="string" office:string-value="GSE47296" calcext:value-type="string">
            <text:p>GSE47296</text:p>
          </table:table-cell>
          <table:table-cell/>
          <table:table-cell office:value-type="string" calcext:value-type="string">
            <text:p>#JHDM1 GSE47296</text:p>
          </table:table-cell>
          <table:table-cell table:number-columns-repeated="2"/>
          <table:table-cell table:formula="of:=+FIND(&quot; &quot;;[.Q53])" office:value-type="float" office:value="7" calcext:value-type="float">
            <text:p>7</text:p>
          </table:table-cell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GSE4724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54];2;[.T54]-2)" office:value-type="string" office:string-value="SU(HW)-HB" calcext:value-type="string">
            <text:p>SU(HW)-HB</text:p>
          </table:table-cell>
          <table:table-cell table:formula="of:=+RIGHT([.Q54];8)" office:value-type="string" office:string-value="GSE47233" calcext:value-type="string">
            <text:p>GSE47233</text:p>
          </table:table-cell>
          <table:table-cell/>
          <table:table-cell office:value-type="string" calcext:value-type="string">
            <text:p>#SU(HW)-HB GSE47233</text:p>
          </table:table-cell>
          <table:table-cell table:number-columns-repeated="2"/>
          <table:table-cell table:formula="of:=+FIND(&quot; &quot;;[.Q54])" office:value-type="float" office:value="11" calcext:value-type="float">
            <text:p>11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SE4729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55];2;[.T55]-2)" office:value-type="string" office:string-value="H2AV" calcext:value-type="string">
            <text:p>H2AV</text:p>
          </table:table-cell>
          <table:table-cell table:formula="of:=+RIGHT([.Q55];8)" office:value-type="string" office:string-value="GSE47268" calcext:value-type="string">
            <text:p>GSE47268</text:p>
          </table:table-cell>
          <table:table-cell/>
          <table:table-cell office:value-type="string" calcext:value-type="string">
            <text:p>#H2AV GSE47268</text:p>
          </table:table-cell>
          <table:table-cell table:number-columns-repeated="2"/>
          <table:table-cell table:formula="of:=+FIND(&quot; &quot;;[.Q55])" office:value-type="float" office:value="6" calcext:value-type="float">
            <text:p>6</text:p>
          </table:table-cell>
          <table:table-cell/>
          <table:table-cell office:value-type="string" calcext:value-type="string">
            <text:p>H4K16acM</text:p>
          </table:table-cell>
          <table:table-cell office:value-type="string" calcext:value-type="string">
            <text:p>GSE4724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56];2;[.T56]-2)" office:value-type="string" office:string-value="H3K36me3" calcext:value-type="string">
            <text:p>H3K36me3</text:p>
          </table:table-cell>
          <table:table-cell table:formula="of:=+RIGHT([.Q56];8)" office:value-type="string" office:string-value="GSE47256" calcext:value-type="string">
            <text:p>GSE47256</text:p>
          </table:table-cell>
          <table:table-cell/>
          <table:table-cell office:value-type="string" calcext:value-type="string">
            <text:p>#H3K36me3 GSE47256</text:p>
          </table:table-cell>
          <table:table-cell table:number-columns-repeated="2"/>
          <table:table-cell table:formula="of:=+FIND(&quot; &quot;;[.Q56])" office:value-type="float" office:value="10" calcext:value-type="float">
            <text:p>10</text:p>
          </table:table-cell>
          <table:table-cell/>
          <table:table-cell office:value-type="string" calcext:value-type="string">
            <text:p>H4K20me1</text:p>
          </table:table-cell>
          <table:table-cell office:value-type="string" calcext:value-type="string">
            <text:p>GSE4729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57];2;[.T57]-2)" office:value-type="string" office:string-value="H3K9me3" calcext:value-type="string">
            <text:p>H3K9me3</text:p>
          </table:table-cell>
          <table:table-cell table:formula="of:=+RIGHT([.Q57];8)" office:value-type="string" office:string-value="GSE47246" calcext:value-type="string">
            <text:p>GSE47246</text:p>
          </table:table-cell>
          <table:table-cell/>
          <table:table-cell office:value-type="string" calcext:value-type="string">
            <text:p>#H3K9me3 GSE47246</text:p>
          </table:table-cell>
          <table:table-cell table:number-columns-repeated="2"/>
          <table:table-cell table:formula="of:=+FIND(&quot; &quot;;[.Q57])" office:value-type="float" office:value="9" calcext:value-type="float">
            <text:p>9</text:p>
          </table:table-cell>
          <table:table-cell/>
          <table:table-cell office:value-type="string" calcext:value-type="string">
            <text:p>HP1</text:p>
          </table:table-cell>
          <table:table-cell office:value-type="string" calcext:value-type="string">
            <text:p>GSE4723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58];2;[.T58]-2)" office:value-type="string" office:string-value="LSD1" calcext:value-type="string">
            <text:p>LSD1</text:p>
          </table:table-cell>
          <table:table-cell table:formula="of:=+RIGHT([.Q58];8)" office:value-type="string" office:string-value="GSE47297" calcext:value-type="string">
            <text:p>GSE47297</text:p>
          </table:table-cell>
          <table:table-cell/>
          <table:table-cell office:value-type="string" calcext:value-type="string">
            <text:p>#LSD1 GSE47297</text:p>
          </table:table-cell>
          <table:table-cell table:number-columns-repeated="2"/>
          <table:table-cell table:formula="of:=+FIND(&quot; &quot;;[.Q58])" office:value-type="float" office:value="6" calcext:value-type="float">
            <text:p>6</text:p>
          </table:table-cell>
          <table:table-cell/>
          <table:table-cell office:value-type="string" calcext:value-type="string">
            <text:p>HP1b</text:p>
          </table:table-cell>
          <table:table-cell office:value-type="string" calcext:value-type="string">
            <text:p>GSE4729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59];2;[.T59]-2)" office:value-type="string" office:string-value="Su(var)3" calcext:value-type="string">
            <text:p>Su(var)3</text:p>
          </table:table-cell>
          <table:table-cell table:formula="of:=+RIGHT([.Q59];8)" office:value-type="string" office:string-value="GSE47250" calcext:value-type="string">
            <text:p>GSE47250</text:p>
          </table:table-cell>
          <table:table-cell/>
          <table:table-cell office:value-type="string" calcext:value-type="string">
            <text:p>#Su(var)3 GSE47250</text:p>
          </table:table-cell>
          <table:table-cell table:number-columns-repeated="2"/>
          <table:table-cell table:formula="of:=+FIND(&quot; &quot;;[.Q59])" office:value-type="float" office:value="10" calcext:value-type="float">
            <text:p>10</text:p>
          </table:table-cell>
          <table:table-cell/>
          <table:table-cell office:value-type="string" calcext:value-type="string">
            <text:p>HP1c</text:p>
          </table:table-cell>
          <table:table-cell office:value-type="string" calcext:value-type="string">
            <text:p>GSE4732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0];2;[.T60]-2)" office:value-type="string" office:string-value="H2B-ubiq" calcext:value-type="string">
            <text:p>H2B-ubiq</text:p>
          </table:table-cell>
          <table:table-cell table:formula="of:=+RIGHT([.Q60];8)" office:value-type="string" office:string-value="GSE47269" calcext:value-type="string">
            <text:p>GSE47269</text:p>
          </table:table-cell>
          <table:table-cell/>
          <table:table-cell office:value-type="string" calcext:value-type="string">
            <text:p>#H2B-ubiq GSE47269</text:p>
          </table:table-cell>
          <table:table-cell table:number-columns-repeated="2"/>
          <table:table-cell table:formula="of:=+FIND(&quot; &quot;;[.Q60])" office:value-type="float" office:value="10" calcext:value-type="float">
            <text:p>10</text:p>
          </table:table-cell>
          <table:table-cell/>
          <table:table-cell office:value-type="string" calcext:value-type="string">
            <text:p>HP2</text:p>
          </table:table-cell>
          <table:table-cell office:value-type="string" calcext:value-type="string">
            <text:p>GSE473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1];2;[.T61]-2)" office:value-type="string" office:string-value="H4" calcext:value-type="string">
            <text:p>H4</text:p>
          </table:table-cell>
          <table:table-cell table:formula="of:=+RIGHT([.Q61];8)" office:value-type="string" office:string-value="GSE47291" calcext:value-type="string">
            <text:p>GSE47291</text:p>
          </table:table-cell>
          <table:table-cell/>
          <table:table-cell office:value-type="string" calcext:value-type="string">
            <text:p>#H4 GSE47291</text:p>
          </table:table-cell>
          <table:table-cell table:number-columns-repeated="2"/>
          <table:table-cell table:formula="of:=+FIND(&quot; &quot;;[.Q61])" office:value-type="float" office:value="4" calcext:value-type="float">
            <text:p>4</text:p>
          </table:table-cell>
          <table:table-cell/>
          <table:table-cell office:value-type="string" calcext:value-type="string">
            <text:p>HP4</text:p>
          </table:table-cell>
          <table:table-cell office:value-type="string" calcext:value-type="string">
            <text:p>GSE4725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2];2;[.T62]-2)" office:value-type="string" office:string-value="MBD-R2" calcext:value-type="string">
            <text:p>MBD-R2</text:p>
          </table:table-cell>
          <table:table-cell table:formula="of:=+RIGHT([.Q62];8)" office:value-type="string" office:string-value="GSE47298" calcext:value-type="string">
            <text:p>GSE47298</text:p>
          </table:table-cell>
          <table:table-cell/>
          <table:table-cell office:value-type="string" calcext:value-type="string">
            <text:p>#MBD-R2 GSE47298</text:p>
          </table:table-cell>
          <table:table-cell table:number-columns-repeated="2"/>
          <table:table-cell table:formula="of:=+FIND(&quot; &quot;;[.Q62])" office:value-type="float" office:value="8" calcext:value-type="float">
            <text:p>8</text:p>
          </table:table-cell>
          <table:table-cell/>
          <table:table-cell office:value-type="string" calcext:value-type="string">
            <text:p>JHDM1</text:p>
          </table:table-cell>
          <table:table-cell office:value-type="string" calcext:value-type="string">
            <text:p>GSE4729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3];2;[.T63]-2)" office:value-type="string" office:string-value="ZW5" calcext:value-type="string">
            <text:p>ZW5</text:p>
          </table:table-cell>
          <table:table-cell table:formula="of:=+RIGHT([.Q63];8)" office:value-type="string" office:string-value="GSE47308" calcext:value-type="string">
            <text:p>GSE47308</text:p>
          </table:table-cell>
          <table:table-cell/>
          <table:table-cell office:value-type="string" calcext:value-type="string">
            <text:p>#ZW5 GSE47308</text:p>
          </table:table-cell>
          <table:table-cell table:number-columns-repeated="2"/>
          <table:table-cell table:formula="of:=+FIND(&quot; &quot;;[.Q63])" office:value-type="float" office:value="5" calcext:value-type="float">
            <text:p>5</text:p>
          </table:table-cell>
          <table:table-cell/>
          <table:table-cell office:value-type="string" calcext:value-type="string">
            <text:p>LSD1</text:p>
          </table:table-cell>
          <table:table-cell office:value-type="string" calcext:value-type="string">
            <text:p>GSE4729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4];2;[.T64]-2)" office:value-type="string" office:string-value="H3" calcext:value-type="string">
            <text:p>H3</text:p>
          </table:table-cell>
          <table:table-cell table:formula="of:=+RIGHT([.Q64];8)" office:value-type="string" office:string-value="GSE47271" calcext:value-type="string">
            <text:p>GSE47271</text:p>
          </table:table-cell>
          <table:table-cell/>
          <table:table-cell office:value-type="string" calcext:value-type="string">
            <text:p>#H3 GSE47271</text:p>
          </table:table-cell>
          <table:table-cell table:number-columns-repeated="2"/>
          <table:table-cell table:formula="of:=+FIND(&quot; &quot;;[.Q64])" office:value-type="float" office:value="4" calcext:value-type="float">
            <text:p>4</text:p>
          </table:table-cell>
          <table:table-cell/>
          <table:table-cell office:value-type="string" calcext:value-type="string">
            <text:p>MBD-R2</text:p>
          </table:table-cell>
          <table:table-cell office:value-type="string" calcext:value-type="string">
            <text:p>GSE4729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5];2;[.T65]-2)" office:value-type="string" office:string-value="H3K4me1" calcext:value-type="string">
            <text:p>H3K4me1</text:p>
          </table:table-cell>
          <table:table-cell table:formula="of:=+RIGHT([.Q65];8)" office:value-type="string" office:string-value="GSE47281" calcext:value-type="string">
            <text:p>GSE47281</text:p>
          </table:table-cell>
          <table:table-cell/>
          <table:table-cell office:value-type="string" calcext:value-type="string">
            <text:p>#H3K4me1 GSE47281</text:p>
          </table:table-cell>
          <table:table-cell table:number-columns-repeated="2"/>
          <table:table-cell table:formula="of:=+FIND(&quot; &quot;;[.Q65])" office:value-type="float" office:value="9" calcext:value-type="float">
            <text:p>9</text:p>
          </table:table-cell>
          <table:table-cell/>
          <table:table-cell office:value-type="string" calcext:value-type="string">
            <text:p>MOF</text:p>
          </table:table-cell>
          <table:table-cell office:value-type="string" calcext:value-type="string">
            <text:p>GSE4729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6];2;[.T66]-2)" office:value-type="string" office:string-value="H4K16ac(M)" calcext:value-type="string">
            <text:p>H4K16ac(M)</text:p>
          </table:table-cell>
          <table:table-cell table:formula="of:=+RIGHT([.Q66];8)" office:value-type="string" office:string-value="GSE47245" calcext:value-type="string">
            <text:p>GSE47245</text:p>
          </table:table-cell>
          <table:table-cell/>
          <table:table-cell office:value-type="string" calcext:value-type="string">
            <text:p>#H4K16ac(M) GSE47245</text:p>
          </table:table-cell>
          <table:table-cell table:number-columns-repeated="2"/>
          <table:table-cell table:formula="of:=+FIND(&quot; &quot;;[.Q66])" office:value-type="float" office:value="12" calcext:value-type="float">
            <text:p>12</text:p>
          </table:table-cell>
          <table:table-cell/>
          <table:table-cell office:value-type="string" calcext:value-type="string">
            <text:p>NURF301</text:p>
          </table:table-cell>
          <table:table-cell office:value-type="string" calcext:value-type="string">
            <text:p>GSE473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7];2;[.T67]-2)" office:value-type="string" office:string-value="MOF" calcext:value-type="string">
            <text:p>MOF</text:p>
          </table:table-cell>
          <table:table-cell table:formula="of:=+RIGHT([.Q67];8)" office:value-type="string" office:string-value="GSE47299" calcext:value-type="string">
            <text:p>GSE47299</text:p>
          </table:table-cell>
          <table:table-cell/>
          <table:table-cell office:value-type="string" calcext:value-type="string">
            <text:p>#MOF GSE47299</text:p>
          </table:table-cell>
          <table:table-cell table:number-columns-repeated="2"/>
          <table:table-cell table:formula="of:=+FIND(&quot; &quot;;[.Q67])" office:value-type="float" office:value="5" calcext:value-type="float">
            <text:p>5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SE4723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8];2;[.T68]-2)" office:value-type="string" office:string-value="dMi" calcext:value-type="string">
            <text:p>dMi</text:p>
          </table:table-cell>
          <table:table-cell table:formula="of:=+RIGHT([.Q68];8)" office:value-type="string" office:string-value="GSE47265" calcext:value-type="string">
            <text:p>GSE47265</text:p>
          </table:table-cell>
          <table:table-cell/>
          <table:table-cell office:value-type="string" calcext:value-type="string">
            <text:p>#dMi GSE47265</text:p>
          </table:table-cell>
          <table:table-cell table:number-columns-repeated="2"/>
          <table:table-cell table:formula="of:=+FIND(&quot; &quot;;[.Q68])" office:value-type="float" office:value="5" calcext:value-type="float">
            <text:p>5</text:p>
          </table:table-cell>
          <table:table-cell/>
          <table:table-cell office:value-type="string" calcext:value-type="string">
            <text:p>POF</text:p>
          </table:table-cell>
          <table:table-cell office:value-type="string" calcext:value-type="string">
            <text:p>GSE4730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69];2;[.T69]-2)" office:value-type="string" office:string-value="H3K18Ac" calcext:value-type="string">
            <text:p>H3K18Ac</text:p>
          </table:table-cell>
          <table:table-cell table:formula="of:=+RIGHT([.Q69];8)" office:value-type="string" office:string-value="GSE47274" calcext:value-type="string">
            <text:p>GSE47274</text:p>
          </table:table-cell>
          <table:table-cell/>
          <table:table-cell office:value-type="string" calcext:value-type="string">
            <text:p>#H3K18Ac GSE47274</text:p>
          </table:table-cell>
          <table:table-cell table:number-columns-repeated="2"/>
          <table:table-cell table:formula="of:=+FIND(&quot; &quot;;[.Q69])" office:value-type="float" office:value="9" calcext:value-type="float">
            <text:p>9</text:p>
          </table:table-cell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GSE4723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70];2;[.T70]-2)" office:value-type="string" office:string-value="H3K4me3" calcext:value-type="string">
            <text:p>H3K4me3</text:p>
          </table:table-cell>
          <table:table-cell table:formula="of:=+RIGHT([.Q70];8)" office:value-type="string" office:string-value="GSE47285" calcext:value-type="string">
            <text:p>GSE47285</text:p>
          </table:table-cell>
          <table:table-cell/>
          <table:table-cell office:value-type="string" calcext:value-type="string">
            <text:p>#H3K4me3 GSE47285</text:p>
          </table:table-cell>
          <table:table-cell table:number-columns-repeated="2"/>
          <table:table-cell table:formula="of:=+FIND(&quot; &quot;;[.Q70])" office:value-type="float" office:value="9" calcext:value-type="float">
            <text:p>9</text:p>
          </table:table-cell>
          <table:table-cell/>
          <table:table-cell office:value-type="string" calcext:value-type="string">
            <text:p>RNA_Pol_II</text:p>
          </table:table-cell>
          <table:table-cell office:value-type="string" calcext:value-type="string">
            <text:p>GSE4730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71];2;[.T71]-2)" office:value-type="string" office:string-value="H4K20me1" calcext:value-type="string">
            <text:p>H4K20me1</text:p>
          </table:table-cell>
          <table:table-cell table:formula="of:=+RIGHT([.Q71];8)" office:value-type="string" office:string-value="GSE47293" calcext:value-type="string">
            <text:p>GSE47293</text:p>
          </table:table-cell>
          <table:table-cell/>
          <table:table-cell office:value-type="string" calcext:value-type="string">
            <text:p>#H4K20me1 GSE47293</text:p>
          </table:table-cell>
          <table:table-cell table:number-columns-repeated="2"/>
          <table:table-cell table:formula="of:=+FIND(&quot; &quot;;[.Q71])" office:value-type="float" office:value="10" calcext:value-type="float">
            <text:p>10</text:p>
          </table:table-cell>
          <table:table-cell/>
          <table:table-cell office:value-type="string" calcext:value-type="string">
            <text:p>RPD3</text:p>
          </table:table-cell>
          <table:table-cell office:value-type="string" calcext:value-type="string">
            <text:p>GSE4730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72];2;[.T72]-2)" office:value-type="string" office:string-value="NURF301" calcext:value-type="string">
            <text:p>NURF301</text:p>
          </table:table-cell>
          <table:table-cell table:formula="of:=+RIGHT([.Q72];8)" office:value-type="string" office:string-value="GSE47300" calcext:value-type="string">
            <text:p>GSE47300</text:p>
          </table:table-cell>
          <table:table-cell/>
          <table:table-cell office:value-type="string" calcext:value-type="string">
            <text:p>#NURF301 GSE47300</text:p>
          </table:table-cell>
          <table:table-cell table:number-columns-repeated="2"/>
          <table:table-cell table:formula="of:=+FIND(&quot; &quot;;[.Q72])" office:value-type="float" office:value="9" calcext:value-type="float">
            <text:p>9</text:p>
          </table:table-cell>
          <table:table-cell/>
          <table:table-cell office:value-type="string" calcext:value-type="string">
            <text:p>SU(HW)-HB</text:p>
          </table:table-cell>
          <table:table-cell office:value-type="string" calcext:value-type="string">
            <text:p>GSE472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73];2;[.T73]-2)" office:value-type="string" office:string-value="dRING" calcext:value-type="string">
            <text:p>dRING</text:p>
          </table:table-cell>
          <table:table-cell table:formula="of:=+RIGHT([.Q73];8)" office:value-type="string" office:string-value="GSE47266" calcext:value-type="string">
            <text:p>GSE47266</text:p>
          </table:table-cell>
          <table:table-cell/>
          <table:table-cell office:value-type="string" calcext:value-type="string">
            <text:p>#dRING GSE47266</text:p>
          </table:table-cell>
          <table:table-cell table:number-columns-repeated="2"/>
          <table:table-cell table:formula="of:=+FIND(&quot; &quot;;[.Q73])" office:value-type="float" office:value="7" calcext:value-type="float">
            <text:p>7</text:p>
          </table:table-cell>
          <table:table-cell/>
          <table:table-cell office:value-type="string" calcext:value-type="string">
            <text:p>Su(var)3</text:p>
          </table:table-cell>
          <table:table-cell office:value-type="string" calcext:value-type="string">
            <text:p>GSE4725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formula="of:=MID([.Q74];2;[.T74]-2)" office:value-type="string" office:string-value="HP1b" calcext:value-type="string">
            <text:p>HP1b</text:p>
          </table:table-cell>
          <table:table-cell table:formula="of:=+RIGHT([.Q74];8)" office:value-type="string" office:string-value="GSE47294" calcext:value-type="string">
            <text:p>GSE47294</text:p>
          </table:table-cell>
          <table:table-cell/>
          <table:table-cell office:value-type="string" calcext:value-type="string">
            <text:p>#HP1b GSE47294</text:p>
          </table:table-cell>
          <table:table-cell table:number-columns-repeated="2"/>
          <table:table-cell table:formula="of:=+FIND(&quot; &quot;;[.Q74])" office:value-type="float" office:value="6" calcext:value-type="float">
            <text:p>6</text:p>
          </table:table-cell>
          <table:table-cell/>
          <table:table-cell office:value-type="string" calcext:value-type="string">
            <text:p>ZW5</text:p>
          </table:table-cell>
          <table:table-cell office:value-type="string" calcext:value-type="string">
            <text:p>GSE47308</text:p>
          </table:table-cell>
        </table:table-row>
      </table:table>
      <table:named-expressions/>
      <table:database-ranges>
        <table:database-range table:name="__Anonymous_Sheet_DB__1" table:target-range-address="Sheet2.V26:Sheet2.W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0:01:36.253277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7:12:35.763116917</meta:creation-date>
    <dc:date>2021-04-07T01:00:28.134880331</dc:date>
    <meta:editing-duration>PT11H6M43S</meta:editing-duration>
    <meta:editing-cycles>12</meta:editing-cycles>
    <meta:generator>LibreOffice/6.4.6.2$Linux_X86_64 LibreOffice_project/40$Build-2</meta:generator>
    <meta:document-statistic meta:table-count="2" meta:cell-count="797" meta:object-count="0"/>
  </office:meta>
</office:document-meta>
</file>